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2.222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5882in"/>
    </style:style>
    <style:style style:name="co7" style:family="table-column">
      <style:table-column-properties fo:break-before="auto" style:column-width="0.2571in"/>
    </style:style>
    <style:style style:name="co8" style:family="table-column">
      <style:table-column-properties fo:break-before="auto" style:column-width="2.2728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2.5083in"/>
    </style:style>
    <style:style style:name="co11" style:family="table-column">
      <style:table-column-properties fo:break-before="auto" style:column-width="2.529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1736in"/>
    </style:style>
    <style:style style:name="co14" style:family="table-column">
      <style:table-column-properties fo:break-before="auto" style:column-width="1.6665in"/>
    </style:style>
    <style:style style:name="co15" style:family="table-column">
      <style:table-column-properties fo:break-before="auto" style:column-width="2.3047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0.4602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1.1898in"/>
    </style:style>
    <style:style style:name="co20" style:family="table-column">
      <style:table-column-properties fo:break-before="auto" style:column-width="1.0508in"/>
    </style:style>
    <style:style style:name="co21" style:family="table-column">
      <style:table-column-properties fo:break-before="auto" style:column-width="1.5008in"/>
    </style:style>
    <style:style style:name="co22" style:family="table-column">
      <style:table-column-properties fo:break-before="auto" style:column-width="1.5972in"/>
    </style:style>
    <style:style style:name="co23" style:family="table-column">
      <style:table-column-properties fo:break-before="auto" style:column-width="1.1146in"/>
    </style:style>
    <style:style style:name="co24" style:family="table-column">
      <style:table-column-properties fo:break-before="auto" style:column-width="1.222in"/>
    </style:style>
    <style:style style:name="co25" style:family="table-column">
      <style:table-column-properties fo:break-before="auto" style:column-width="1.2756in"/>
    </style:style>
    <style:style style:name="co26" style:family="table-column">
      <style:table-column-properties fo:break-before="auto" style:column-width="1.0181in"/>
    </style:style>
    <style:style style:name="co27" style:family="table-column">
      <style:table-column-properties fo:break-before="auto" style:column-width="0.6965in"/>
    </style:style>
    <style:style style:name="co28" style:family="table-column">
      <style:table-column-properties fo:break-before="auto" style:column-width="1.2972in"/>
    </style:style>
    <style:style style:name="co29" style:family="table-column">
      <style:table-column-properties fo:break-before="auto" style:column-width="0.2783in"/>
    </style:style>
    <style:style style:name="co30" style:family="table-column">
      <style:table-column-properties fo:break-before="auto" style:column-width="1.2429in"/>
    </style:style>
    <style:style style:name="co31" style:family="table-column">
      <style:table-column-properties fo:break-before="auto" style:column-width="1.3291in"/>
    </style:style>
    <style:style style:name="co32" style:family="table-column">
      <style:table-column-properties fo:break-before="auto" style:column-width="0.7283in"/>
    </style:style>
    <style:style style:name="co33" style:family="table-column">
      <style:table-column-properties fo:break-before="auto" style:column-width="1.211in"/>
    </style:style>
    <style:style style:name="co34" style:family="table-column">
      <style:table-column-properties fo:break-before="auto" style:column-width="0.289in"/>
    </style:style>
    <style:style style:name="co35" style:family="table-column">
      <style:table-column-properties fo:break-before="auto" style:column-width="7.9445in"/>
    </style:style>
    <style:style style:name="co36" style:family="table-column">
      <style:table-column-properties fo:break-before="auto" style:column-width="1.1043in"/>
    </style:style>
    <style:style style:name="co37" style:family="table-column">
      <style:table-column-properties fo:break-before="auto" style:column-width="2.0689in"/>
    </style:style>
    <style:style style:name="co38" style:family="table-column">
      <style:table-column-properties fo:break-before="auto" style:column-width="1.061in"/>
    </style:style>
    <style:style style:name="co39" style:family="table-column">
      <style:table-column-properties fo:break-before="auto" style:column-width="0.9965in"/>
    </style:style>
    <style:style style:name="co40" style:family="table-column">
      <style:table-column-properties fo:break-before="auto" style:column-width="1.4043in"/>
    </style:style>
    <style:style style:name="co41" style:family="table-column">
      <style:table-column-properties fo:break-before="auto" style:column-width="0.6752in"/>
    </style:style>
    <style:style style:name="co42" style:family="table-column">
      <style:table-column-properties fo:break-before="auto" style:column-width="1.7043in"/>
    </style:style>
    <style:style style:name="co43" style:family="table-column">
      <style:table-column-properties fo:break-before="auto" style:column-width="1.1256in"/>
    </style:style>
    <style:style style:name="co44" style:family="table-column">
      <style:table-column-properties fo:break-before="auto" style:column-width="1.0827in"/>
    </style:style>
    <style:style style:name="co45" style:family="table-column">
      <style:table-column-properties fo:break-before="auto" style:column-width="1.1575in"/>
    </style:style>
    <style:style style:name="co46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e6e6e6" fo:border-left="0.06pt solid #000000" fo:border-right="0.06pt solid #000000" fo:border-top="none"/>
    </style:style>
    <style:style style:name="ce6" style:family="table-cell" style:parent-style-name="Default" style:data-style-name="N61">
      <style:table-cell-properties fo:border-bottom="none" fo:background-color="#e6e6e6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e6e6e6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/>
    </style:style>
    <style:style style:name="ce68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/>
    </style:style>
    <style:style style:name="ce69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30" style:family="table-cell" style:parent-style-name="Default" style:data-style-name="N128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75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42" style:family="table-cell" style:parent-style-name="Default" style:data-style-name="N123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45" style:family="table-cell" style:parent-style-name="Default" style:data-style-name="N124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50" style:family="table-cell" style:parent-style-name="Default" style:data-style-name="N127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60" style:family="table-cell" style:parent-style-name="Default" style:data-style-name="N127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 style:data-style-name="N128">
      <style:table-cell-properties fo:border-bottom="none" fo:background-color="#cfe7f5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/>
    </style:style>
    <style:style style:name="ce74" style:family="table-cell" style:parent-style-name="Default" style:data-style-name="N128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/>
    </style:style>
    <style:style style:name="ce81" style:family="table-cell" style:parent-style-name="Default" style:data-style-name="N128">
      <style:table-cell-properties fo:background-color="#e6e6e6" style:text-align-source="fix" style:repeat-content="false" fo:border="0.06pt solid #000000"/>
      <style:paragraph-properties fo:text-align="center" fo:margin-left="0in"/>
      <style:map style:condition="cell-content()!=100" style:apply-style-name="Bad" style:base-cell-address="'100% Olive Oil (10%)'.C31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27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start" fo:margin-left="0in"/>
    </style:style>
    <style:style style:name="ce28" style:family="table-cell" style:parent-style-name="Default" style:data-style-name="N124">
      <style:table-cell-properties style:text-align-source="fix" style:repeat-content="false" fo:border="non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 style:data-style-name="N126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27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27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89" style:family="table-cell" style:parent-style-name="Default" style:data-style-name="N127">
      <style:table-cell-properties fo:background-color="#e6e6e6" style:text-align-source="fix" style:repeat-content="false" fo:border="0.06pt solid #000000"/>
      <style:paragraph-properties fo:text-align="center" fo:margin-left="0in"/>
      <style:map style:condition="cell-content()!=ROUND([.C8];2)" style:apply-style-name="Bad" style:base-cell-address="'100% Olive Oil (10%)'.E31"/>
    </style:style>
    <style:style style:name="ce90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100" style:family="table-cell" style:parent-style-name="Default">
      <style:table-cell-properties fo:border-bottom="none" fo:background-color="#e6e6e6" fo:border-left="0.06pt solid #000000" fo:border-right="0.06pt solid #000000" fo:border-top="none"/>
    </style:style>
    <style:style style:name="ce43" style:family="table-cell" style:parent-style-name="Bad">
      <style:table-cell-properties fo:border-bottom="0.06pt solid #000000" fo:border-left="0.06pt solid #000000" fo:border-right="0.06pt solid #000000" fo:border-top="none"/>
    </style:style>
    <style:style style:name="ce102" style:family="table-cell" style:parent-style-name="Bad">
      <style:table-cell-properties fo:border-bottom="none" fo:background-color="transparent" fo:border-left="none" fo:border-right="none" fo:border-top="0.06pt solid #000000"/>
    </style:style>
    <style:style style:name="ce44" style:family="table-cell" style:parent-style-name="Default" style:data-style-name="N127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8" style:family="table-cell" style:parent-style-name="Default" style:data-style-name="N127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cfe7f5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cfe7f5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#cfe7f5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#cfe7f5" fo:border-left="none" fo:border-right="0.06pt solid #000000" fo:border-top="none"/>
    </style:style>
    <style:style style:name="ce10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normal" style:font-weight-asian="normal" style:font-weight-complex="normal" fo:hyphenate="true"/>
    </style:style>
    <style:style style:name="ce133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1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1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top"/>
      <style:paragraph-properties fo:text-align="start" fo:margin-left="0in"/>
    </style:style>
    <style:style style:name="ce129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11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11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1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6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5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39" style:family="table-cell" style:parent-style-name="Default" style:data-style-name="N126">
      <style:table-cell-properties fo:border-bottom="none" fo:background-color="#e6e6e6" style:text-align-source="fix" style:repeat-content="false" fo:border-left="none" fo:border-right="0.06pt solid #000000" fo:border-top="none" style:vertical-align="top"/>
      <style:paragraph-properties fo:text-align="start" fo:margin-left="0in"/>
    </style:style>
    <style:style style:name="ce140" style:family="table-cell" style:parent-style-name="Default" style:data-style-name="N127">
      <style:table-cell-properties fo:border-bottom="none" fo:background-color="#e6e6e6" style:text-align-source="fix" style:repeat-content="false" fo:border-left="none" fo:border-right="0.06pt solid #000000" fo:border-top="none" style:vertical-align="top"/>
      <style:paragraph-properties fo:text-align="start" fo:margin-left="0in"/>
    </style:style>
    <style:style style:name="ce14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top"/>
      <style:paragraph-properties fo:text-align="start" fo:margin-left="0in"/>
    </style:style>
    <style:style style:name="ce142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143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12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in"/>
    </style:style>
    <style:style style:name="ce12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</style:style>
    <style:style style:name="ce13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46" style:family="table-cell" style:parent-style-name="Default">
      <style:table-cell-properties fo:border-bottom="none" fo:border-left="none" fo:border-right="0.06pt solid #000000" fo:border-top="none"/>
    </style:style>
    <style:style style:name="ce147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start" fo:margin-left="0in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13" style:family="table-cell" style:parent-style-name="Default" style:data-style-name="N128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15" style:family="table-cell" style:parent-style-name="Default" style:data-style-name="N123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23" style:family="table-cell" style:parent-style-name="Default" style:data-style-name="N127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172" style:family="table-cell" style:parent-style-name="Default" style:data-style-name="N128">
      <style:table-cell-properties fo:background-color="#e6e6e6" style:text-align-source="fix" style:repeat-content="false" fo:border="0.06pt solid #000000"/>
      <style:paragraph-properties fo:text-align="center" fo:margin-left="0in"/>
      <style:map style:condition="cell-content()!=100" style:apply-style-name="Bad" style:base-cell-address="'Template Recipe'.C31"/>
    </style:style>
    <style:style style:name="ce173" style:family="table-cell" style:parent-style-name="Default" style:data-style-name="N127">
      <style:table-cell-properties fo:background-color="#e6e6e6" style:text-align-source="fix" style:repeat-content="false" fo:border="0.06pt solid #000000"/>
      <style:paragraph-properties fo:text-align="center" fo:margin-left="0in"/>
      <style:map style:condition="cell-content()!=ROUND([.C8];2)" style:apply-style-name="Bad" style:base-cell-address="'Template Recipe'.E31"/>
    </style:style>
    <style:style style:name="ce109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121"/>
    <style:style style:name="ce5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41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none" fo:border-left="0.06pt solid #000000" fo:border-right="0.06pt solid #000000" fo:border-top="none"/>
    </style:style>
    <style:style style:name="ce61" style:family="table-cell" style:parent-style-name="Default">
      <style:table-cell-properties fo:border-bottom="none" fo:border-left="0.06pt solid #000000" fo:border-right="0.06pt solid #000000" fo:border-top="none"/>
    </style:style>
    <style:style style:name="ce62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is-true-formula(0 &lt;= [.C7])" table:allow-empty-cell="false" table:base-cell-address="'100% Olive Oil (10%)'.C7">
          <table:error-message table:message-type="stop" table:display="true"/>
        </table:content-validation>
        <table:content-validation table:name="val2" table:condition="of:cell-content-is-in-list([$'Oil(Fat) DB'.$A$4:$'Oil(Fat) DB'.$A$40])" table:allow-empty-cell="true" table:display-list="unsorted" table:base-cell-address="Values.B10">
          <table:error-message table:message-type="stop" table:display="true"/>
        </table:content-validation>
        <table:content-validation table:name="val3" table:condition="of:cell-content-is-in-list([$Values.$Y$6:$Values.$Y$7])" table:allow-empty-cell="false" table:display-list="unsorted" table:base-cell-address="'100% Olive Oil (10%)'.C5">
          <table:error-message table:message-type="stop" table:display="true"/>
        </table:content-validation>
        <table:content-validation table:name="val4" table:condition="of:is-true-formula(AND(0 &lt;= [.C13];[.C13] &lt;= 100))" table:allow-empty-cell="false" table:base-cell-address="'100% Olive Oil (10%)'.C13">
          <table:error-message table:message-type="stop" table:display="true"/>
        </table:content-validation>
        <table:content-validation table:name="val5" table:condition="of:is-true-formula(AND(0 &lt;= [.C14];[.C14] &lt;= 100))" table:allow-empty-cell="false" table:base-cell-address="'100% Olive Oil (10%)'.C14">
          <table:error-message table:message-type="stop" table:display="true"/>
        </table:content-validation>
        <table:content-validation table:name="val6" table:condition="of:is-true-formula(AND(0 &lt;= [.D4]; [.D4] &lt;= 20))" table:allow-empty-cell="false" table:base-cell-address="Values.D4">
          <table:error-message table:message-type="stop" table:display="true"/>
        </table:content-validation>
        <table:content-validation table:name="val7" table:condition="of:cell-content-is-in-list([$Values.$Y$6:$Values.$Y$7])" table:allow-empty-cell="true" table:display-list="unsorted" table:base-cell-address="'Template Recipe'.C5">
          <table:error-message table:message-type="stop" table:display="true"/>
        </table:content-validation>
        <table:content-validation table:name="val8" table:condition="of:is-true-formula(AND(20 &lt;= #REF!; #REF! &lt;= 50))" table:allow-empty-cell="false" table:base-cell-address="'Template Recipe'.C6">
          <table:error-message table:message-type="stop" table:display="true"/>
        </table:content-validation>
        <table:content-validation table:name="val9" table:condition="of:is-true-formula(0 &lt;= #REF!)" table:allow-empty-cell="true" table:base-cell-address="'Template Recipe'.C7">
          <table:error-message table:message-type="stop" table:display="true"/>
        </table:content-validation>
        <table:content-validation table:name="val10" table:condition="of:is-true-formula(0 &lt;= [.C7])" table:allow-empty-cell="false" table:base-cell-address="'Template Recipe'.C7">
          <table:error-message table:message-type="stop" table:display="true"/>
        </table:content-validation>
        <table:content-validation table:name="val11" table:condition="of:is-true-formula(AND(0 &lt;= [.C13];[.C13] &lt;= 100))" table:allow-empty-cell="false" table:base-cell-address="'Template Recipe'.C13">
          <table:error-message table:message-type="stop" table:display="true"/>
        </table:content-validation>
        <table:content-validation table:name="val12" table:condition="of:is-true-formula(AND(0 &lt;= [.C14];[.C14] &lt;= 100))" table:allow-empty-cell="false" table:base-cell-address="'Template Recipe'.C14">
          <table:error-message table:message-type="stop" table:display="true"/>
        </table:content-validation>
        <table:content-validation table:name="val13" table:condition="of:is-true-formula(AND(0 &lt;= [.C15];[.C15] &lt;= 100))" table:allow-empty-cell="false" table:base-cell-address="'Template Recipe'.C15">
          <table:error-message table:message-type="stop" table:display="true"/>
        </table:content-validation>
        <table:content-validation table:name="val14" table:condition="of:cell-content-is-in-list([$Values.$O$6:$Values.$O$7])" table:allow-empty-cell="true" table:display-list="unsorted" table:base-cell-address="'Template Recipe'.B4">
          <table:error-message table:message-type="stop" table:display="true"/>
        </table:content-validation>
        <table:content-validation table:name="val15" table:condition="of:cell-content-is-in-list([$Values.$F$6:$Values.$F$30])" table:allow-empty-cell="true" table:display-list="unsorted" table:base-cell-address="'Template Recipe'.I4">
          <table:help-message table:display="true"/>
          <table:error-message table:message-type="stop" table:display="true"/>
        </table:content-validation>
        <table:content-validation table:name="val16" table:condition="of:cell-content-is-in-list([$Values.$B$6:$Values.$B$30])" table:allow-empty-cell="true" table:display-list="unsorted" table:base-cell-address="'Template Recipe'.J4">
          <table:help-message table:display="true"/>
          <table:error-message table:message-type="stop" table:display="true"/>
        </table:content-validation>
        <table:content-validation table:name="val17" table:condition="of:cell-content-is-in-list([$Values.$W$6:$Values.$W$30])" table:allow-empty-cell="true" table:display-list="unsorted" table:base-cell-address="'Template Recipe'.K4">
          <table:help-message table:display="true"/>
          <table:error-message table:message-type="stop" table:display="true"/>
        </table:content-validation>
        <table:content-validation table:name="val18" table:condition="of:cell-content-is-in-list([$Values.$D$6:$Values.$D$30])" table:allow-empty-cell="true" table:display-list="unsorted" table:base-cell-address="'Template Recipe'.L4">
          <table:help-message table:display="true"/>
          <table:error-message table:message-type="stop" table:display="true"/>
        </table:content-validation>
        <table:content-validation table:name="val19" table:condition="of:cell-content-is-in-list([$Values.$K$6:$Values.$K$30])" table:allow-empty-cell="true" table:display-list="unsorted" table:base-cell-address="'Template Recipe'.N4">
          <table:help-message table:display="true"/>
          <table:error-message table:message-type="stop" table:display="true"/>
        </table:content-validation>
        <table:content-validation table:name="val20" table:condition="of:cell-content-is-in-list([$Values.$M$6:$Values.$M$30])" table:allow-empty-cell="true" table:display-list="unsorted" table:base-cell-address="'Template Recipe'.O4">
          <table:help-message table:display="true"/>
          <table:error-message table:message-type="stop" table:display="true"/>
        </table:content-validation>
        <table:content-validation table:name="val21" table:condition="of:cell-content-is-in-list([$Values.$H$6:$Values.$H$30])" table:allow-empty-cell="true" table:display-list="unsorted" table:base-cell-address="'Template Recipe'.AA4">
          <table:help-message table:display="true"/>
          <table:error-message table:message-type="stop" table:display="true"/>
        </table:content-validation>
        <table:content-validation table:name="val22" table:condition="of:cell-content-is-in-list([$Values.$I$6:$Values.$I$30])" table:allow-empty-cell="true" table:display-list="unsorted" table:base-cell-address="'Template Recipe'.S4">
          <table:help-message table:display="true"/>
          <table:error-message table:message-type="stop" table:display="true"/>
        </table:content-validation>
        <table:content-validation table:name="val23" table:condition="of:cell-content-is-in-list([$Values.$S$6:$Values.$S$30])" table:allow-empty-cell="true" table:display-list="unsorted" table:base-cell-address="'Template Recipe'.V4">
          <table:error-message table:message-type="stop" table:display="true"/>
        </table:content-validation>
        <table:content-validation table:name="val24" table:base-cell-address="'Template Recipe'.U4">
          <table:help-message table:display="true"/>
          <table:error-message table:message-type="stop" table:display="true"/>
        </table:content-validation>
        <table:content-validation table:name="val25" table:condition="of:cell-content-is-in-list([$Values.$T$6:$Values.$T$30])" table:allow-empty-cell="true" table:display-list="unsorted" table:base-cell-address="'Template Recipe'.W4">
          <table:error-message table:message-type="stop" table:display="true"/>
        </table:content-validation>
        <table:content-validation table:name="val26" table:condition="of:cell-content-is-in-list([$Values.$Q$6:$Values.$Q$30])" table:allow-empty-cell="true" table:display-list="unsorted" table:base-cell-address="'Template Recipe'.X4">
          <table:error-message table:message-type="stop" table:display="true"/>
        </table:content-validation>
        <table:content-validation table:name="val27" table:condition="of:cell-content-is-in-list([$Values.$R$6:$Values.$R$30])" table:allow-empty-cell="true" table:display-list="unsorted" table:base-cell-address="'Template Recipe'.Y4">
          <table:error-message table:message-type="stop" table:display="true"/>
        </table:content-validation>
        <table:content-validation table:name="val28" table:condition="of:cell-content-is-in-list([$Values.$U$6:$Values.$U$30])" table:allow-empty-cell="true" table:display-list="unsorted" table:base-cell-address="'Template Recipe'.Z4">
          <table:error-message table:message-type="stop" table:display="true"/>
        </table:content-validation>
        <table:content-validation table:name="val29" table:condition="of:cell-content-is-in-list([$Values.$S$6:$Values.$S$30])" table:allow-empty-cell="true" table:display-list="unsorted" table:base-cell-address="'Template Recipe'.AA4">
          <table:error-message table:message-type="stop" table:display="true"/>
        </table:content-validation>
        <table:content-validation table:name="val30" table:condition="of:cell-content-is-in-list([$Values.$W$6:$Values.$W$30])" table:allow-empty-cell="true" table:display-list="unsorted" table:base-cell-address="'Template Recipe'.AC4">
          <table:error-message table:message-type="stop" table:display="true"/>
        </table:content-validation>
      </table:content-validations>
      <table:table table:name="100% Olive Oil (10%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5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table:content-validation-name="val1" office:value-type="string" calcext:value-type="string">
            <text:p>Name</text:p>
          </table:table-cell>
          <table:table-cell table:style-name="ce22" table:content-validation-name="val1" office:value-type="string" calcext:value-type="string" table:number-columns-spanned="2" table:number-rows-spanned="1">
            <text:p><text:sheet-name>100% Olive Oil (10%)</text:sheet-name></text:p>
          </table:table-cell>
          <table:covered-table-cell table:style-name="ce85"/>
          <table:table-cell table:style-name="Default"/>
          <table:table-cell table:style-name="ce90" office:value-type="string" calcext:value-type="string">
            <text:p>Notes:</text:p>
          </table:table-cell>
          <table:table-cell table:number-columns-repeated="6"/>
        </table:table-row>
        <table:table-row table:style-name="ro1">
          <table:table-cell/>
          <table:table-cell table:style-name="ce2" table:content-validation-name="val1" office:value-type="string" calcext:value-type="string">
            <text:p>Oversaturated fat</text:p>
          </table:table-cell>
          <table:table-cell table:style-name="ce30" table:content-validation-name="val1" office:value-type="float" office:value="10" calcext:value-type="float">
            <text:p>10.0%</text:p>
          </table:table-cell>
          <table:table-cell table:style-name="ce26" table:content-validation-name="val6"/>
          <table:table-cell table:style-name="Default"/>
          <table:table-cell table:style-name="ce40" office:value-type="string" calcext:value-type="string">
            <text:p>editable fields</text:p>
          </table:table-cell>
          <table:table-cell table:number-columns-repeated="6"/>
        </table:table-row>
        <table:table-row table:style-name="ro1">
          <table:table-cell/>
          <table:table-cell table:style-name="ce3" table:content-validation-name="val1" office:value-type="string" calcext:value-type="string">
            <text:p>Lye</text:p>
          </table:table-cell>
          <table:table-cell table:style-name="ce75" table:content-validation-name="val3" office:value-type="string" calcext:value-type="string">
            <text:p>NaOH</text:p>
          </table:table-cell>
          <table:table-cell table:style-name="ce85" table:content-validation-name="val7"/>
          <table:table-cell table:style-name="Default"/>
          <table:table-cell table:style-name="ce100" office:value-type="string" calcext:value-type="string">
            <text:p>not for change</text:p>
          </table:table-cell>
          <table:table-cell table:number-columns-repeated="6"/>
        </table:table-row>
        <table:table-row table:style-name="ro1">
          <table:table-cell/>
          <table:table-cell table:style-name="ce4" table:content-validation-name="val1" office:value-type="string" calcext:value-type="string">
            <text:p>H2O</text:p>
          </table:table-cell>
          <table:table-cell table:style-name="ce42" table:content-validation-name="val1" office:value-type="float" office:value="33.3" calcext:value-type="float">
            <text:p>33.3%</text:p>
          </table:table-cell>
          <table:table-cell table:style-name="ce27" table:content-validation-name="val8"/>
          <table:table-cell table:style-name="Default"/>
          <table:table-cell table:style-name="ce43" office:value-type="string" calcext:value-type="string">
            <text:p>erroneous calculation</text:p>
          </table:table-cell>
          <table:table-cell table:number-columns-repeated="6"/>
        </table:table-row>
        <table:table-row table:style-name="ro1">
          <table:table-cell/>
          <table:table-cell table:style-name="ce6" table:content-validation-name="val1" table:formula="of:=COM.MICROSOFT.CONCAT(&quot;Total mass exclusive &quot;; [.C5])" office:value-type="string" office:string-value="Total mass exclusive NaOH" calcext:value-type="string">
            <text:p>Total mass exclusive NaOH</text:p>
          </table:table-cell>
          <table:table-cell table:style-name="ce45" table:content-validation-name="val1" office:value-type="float" office:value="979.8" calcext:value-type="float">
            <text:p>980g</text:p>
          </table:table-cell>
          <table:table-cell table:style-name="ce28" table:content-validation-name="val9"/>
          <table:table-cell table:style-name="Default"/>
          <table:table-cell table:style-name="ce102"/>
          <table:table-cell table:number-columns-repeated="6"/>
        </table:table-row>
        <table:table-row table:style-name="ro1">
          <table:table-cell/>
          <table:table-cell table:style-name="ce4" table:content-validation-name="val1" office:value-type="string" calcext:value-type="string">
            <text:p>Oil (mass)</text:p>
          </table:table-cell>
          <table:table-cell table:style-name="ce50" table:content-validation-name="val1" table:formula="of:=[.C7]/((100+[.C6])/100)" office:value-type="float" office:value="735.03375843961" calcext:value-type="float">
            <text:p>735.0g</text:p>
          </table:table-cell>
          <table:table-cell/>
          <table:table-cell table:style-name="Default"/>
          <table:table-cell table:number-columns-repeated="5"/>
          <table:table-cell table:style-name="ce106" table:formula="of:=COM.MICROSOFT.CONCAT(&quot;Soap recipe: &quot;;[.C3];&quot;, &quot;;[.C4];&quot;% fat oversaturated (&quot;;ROUND([.C10];1);&quot;g)&quot;)" office:value-type="string" office:string-value="Soap recipe: 100% Olive Oil (10%), 10% fat oversaturated (1069.8g)" calcext:value-type="string" table:number-columns-spanned="2" table:number-rows-spanned="1">
            <text:p>Soap recipe: 100% Olive Oil (10%), 10% fat oversaturated (1069.8g)</text:p>
          </table:table-cell>
          <table:covered-table-cell table:style-name="ce136"/>
        </table:table-row>
        <table:table-row table:style-name="ro1">
          <table:table-cell/>
          <table:table-cell table:style-name="ce4" table:content-validation-name="val1" office:value-type="string" calcext:value-type="string">
            <text:p>H2O (mass)</text:p>
          </table:table-cell>
          <table:table-cell table:style-name="ce50" table:content-validation-name="val1" table:formula="of:=[.C8]*[.C6]/100" office:value-type="float" office:value="244.76624156039" calcext:value-type="float">
            <text:p>244.8g</text:p>
          </table:table-cell>
          <table:table-cell/>
          <table:table-cell table:style-name="Default"/>
          <table:table-cell table:number-columns-repeated="5"/>
          <table:table-cell table:style-name="ce132" office:value-type="string" calcext:value-type="string" table:number-columns-spanned="2" table:number-rows-spanned="3">
            <text:p>Very mild soap for sensitive and/or dry skin (and face). The shape is not very stable since it likes to soak water.</text:p>
          </table:table-cell>
          <table:covered-table-cell table:style-name="ce136"/>
        </table:table-row>
        <table:table-row table:style-name="ro1">
          <table:table-cell/>
          <table:table-cell table:style-name="ce7" table:content-validation-name="val1" office:value-type="string" calcext:value-type="string">
            <text:p>Total mass</text:p>
          </table:table-cell>
          <table:table-cell table:style-name="ce60" table:content-validation-name="val1" table:formula="of:=[.C8]+[.C9]+[.F31]" office:value-type="float" office:value="1069.767672" calcext:value-type="float">
            <text:p>1069.8g</text:p>
          </table:table-cell>
          <table:table-cell/>
          <table:table-cell table:style-name="Default"/>
          <table:table-cell table:number-columns-repeated="5"/>
          <table:covered-table-cell table:style-name="ce133"/>
          <table:covered-table-cell table:style-name="ce154"/>
        </table:table-row>
        <table:table-row table:style-name="ro1">
          <table:table-cell table:number-columns-repeated="10"/>
          <table:covered-table-cell table:style-name="ce134"/>
          <table:covered-table-cell table:style-name="ce154"/>
        </table:table-row>
        <table:table-row table:style-name="ro1">
          <table:table-cell/>
          <table:table-cell table:style-name="ce5" office:value-type="string" calcext:value-type="string">
            <text:p>Fat/Oil</text:p>
          </table:table-cell>
          <table:table-cell table:style-name="ce17" office:value-type="string" calcext:value-type="string">
            <text:p>Fat Ratio [%]</text:p>
          </table:table-cell>
          <table:table-cell table:style-name="ce29" table:formula="of:=CONCATENATE(CONCATENATE(&quot;Saponification Number (&quot;;[.C5]);&quot;)&quot;)" office:value-type="string" office:string-value="Saponification Number (NaOH)" calcext:value-type="string">
            <text:p>Saponification Number (NaOH)</text:p>
          </table:table-cell>
          <table:table-cell table:style-name="ce17" office:value-type="string" calcext:value-type="string">
            <text:p>Fat/Oil Mass [g]</text:p>
          </table:table-cell>
          <table:table-cell table:style-name="ce17" table:formula="of:=COM.MICROSOFT.CONCAT([.C5]; &quot; per Fat Type [g]&quot;)" office:value-type="string" office:string-value="NaOH per Fat Type [g]" calcext:value-type="string">
            <text:p>NaOH per Fat Type [g]</text:p>
          </table:table-cell>
          <table:table-cell/>
          <table:table-cell table:style-name="ce104" office:value-type="string" calcext:value-type="string">
            <text:p>Other Ingredients</text:p>
          </table:table-cell>
          <table:table-cell table:style-name="ce104" office:value-type="string" calcext:value-type="string">
            <text:p>Quantity</text:p>
          </table:table-cell>
          <table:table-cell/>
          <table:table-cell table:style-name="ce111" office:value-type="string" calcext:value-type="string">
            <text:p>Ingredient</text:p>
          </table:table-cell>
          <table:table-cell table:style-name="ce111" office:value-type="string" calcext:value-type="string">
            <text:p>Quantity</text:p>
          </table:table-cell>
        </table:table-row>
        <table:table-row table:style-name="ro1">
          <table:table-cell/>
          <table:table-cell table:style-name="ce67" table:content-validation-name="val2" office:value-type="string" calcext:value-type="string">
            <text:p>Olive Oil</text:p>
          </table:table-cell>
          <table:table-cell table:style-name="ce72" table:content-validation-name="val4" office:value-type="float" office:value="100" calcext:value-type="float">
            <text:p>100.0%</text:p>
          </table:table-cell>
          <table:table-cell table:style-name="ce31" table:formula="of:=IF(ISTEXT([.B13]);VLOOKUP([.B13];[$'Oil(Fat) DB'.A4:$'Oil(Fat) DB'.F11];IF([.$C$5]=&quot;NaOH&quot;;3;4);0);&quot;&quot;)" office:value-type="float" office:value="0.136" calcext:value-type="float">
            <text:p>0.136</text:p>
          </table:table-cell>
          <table:table-cell table:style-name="ce96" table:formula="of:=IF(ISTEXT([.B13]); ROUND([.C13]/100*([.$C$8]-[.$C$34]);2); &quot;&quot;)" office:value-type="float" office:value="735.03" calcext:value-type="float">
            <text:p>735.0g</text:p>
          </table:table-cell>
          <table:table-cell table:style-name="ce44" table:formula="of:= IF(ISTEXT([.B13]); ([.D13]*[.E13] * (100-[.$C$4])/100);&quot;&quot;)" office:value-type="float" office:value="89.967672" calcext:value-type="float">
            <text:p>90.0g</text:p>
          </table:table-cell>
          <table:table-cell/>
          <table:table-cell table:style-name="ce46" office:value-type="string" calcext:value-type="string">
            <text:p>medicinal clay (Heilerde)</text:p>
          </table:table-cell>
          <table:table-cell table:style-name="ce48" office:value-type="string" calcext:value-type="string">
            <text:p>4 piled spoons</text:p>
          </table:table-cell>
          <table:table-cell/>
          <table:table-cell table:style-name="ce10" table:formula="of:=[.B6]" office:value-type="string" office:string-value="H2O" calcext:value-type="string">
            <text:p>H2O</text:p>
          </table:table-cell>
          <table:table-cell table:style-name="ce139" table:formula="of:=[.C9]" office:value-type="float" office:value="244.76624156039" calcext:value-type="float">
            <text:p>244.8g</text:p>
          </table:table-cell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14]);VLOOKUP([.B14];[$'Oil(Fat) DB'.A5:$'Oil(Fat) DB'.F12];IF([.$C$5]=&quot;NaOH&quot;;3;4);0);&quot;&quot;)">
            <text:p/>
          </table:table-cell>
          <table:table-cell table:style-name="ce96" table:formula="of:=IF(ISTEXT([.B14]); ROUND([.C14]/100*([.$C$8]-[.$C$34]);2); &quot;&quot;)">
            <text:p/>
          </table:table-cell>
          <table:table-cell table:style-name="ce44" table:formula="of:= IF(ISTEXT([.B14]); ([.D14]*[.E14] * (100-[.$C$4])/100);&quot;&quot;)">
            <text:p/>
          </table:table-cell>
          <table:table-cell/>
          <table:table-cell table:style-name="ce46"/>
          <table:table-cell table:style-name="ce48"/>
          <table:table-cell/>
          <table:table-cell table:style-name="ce10" table:formula="of:=[.C5]" office:value-type="string" office:string-value="NaOH" calcext:value-type="string">
            <text:p>NaOH</text:p>
          </table:table-cell>
          <table:table-cell table:style-name="ce140" table:formula="of:=[.F31]" office:value-type="float" office:value="89.967672" calcext:value-type="float">
            <text:p>90.0g</text:p>
          </table:table-cell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15]);VLOOKUP([.B15];[$'Oil(Fat) DB'.A6:$'Oil(Fat) DB'.F13];IF([.$C$5]=&quot;NaOH&quot;;3;4);0);&quot;&quot;)">
            <text:p/>
          </table:table-cell>
          <table:table-cell table:style-name="ce96" table:formula="of:=IF(ISTEXT([.B15]); ROUND([.C15]/100*([.$C$8]-[.$C$34]);2); &quot;&quot;)">
            <text:p/>
          </table:table-cell>
          <table:table-cell table:style-name="ce44" table:formula="of:= IF(ISTEXT([.B15]); ([.D15]*[.E15] * (100-[.$C$4])/100);&quot;&quot;)">
            <text:p/>
          </table:table-cell>
          <table:table-cell/>
          <table:table-cell table:style-name="ce46"/>
          <table:table-cell table:style-name="ce48"/>
          <table:table-cell/>
          <table:table-cell table:style-name="ce128" table:formula="of:=COM.MICROSOFT.TEXTJOIN(CHAR(10);1;[.B13:.B30]; [.H13:.H30])" office:value-type="string" office:string-value="Olive Oil&#10;medicinal clay (Heilerde)" calcext:value-type="string" table:number-columns-spanned="1" table:number-rows-spanned="16">
            <text:p>Olive Oil</text:p>
            <text:p>medicinal clay (Heilerde)</text:p>
          </table:table-cell>
          <table:table-cell table:style-name="ce141" table:formula="of:=COM.MICROSOFT.TEXTJOIN(CHAR(10);1;[.E13:.E30];[.I13:.I30])" office:value-type="string" office:string-value="735.03&#10;4 piled spoons" calcext:value-type="string" table:number-columns-spanned="1" table:number-rows-spanned="16">
            <text:p>735.03</text:p>
            <text:p>4 piled spoons</text:p>
          </table:table-cell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16]);VLOOKUP([.B16];[$'Oil(Fat) DB'.A7:$'Oil(Fat) DB'.F14];IF([.$C$5]=&quot;NaOH&quot;;3;4);0);&quot;&quot;)">
            <text:p/>
          </table:table-cell>
          <table:table-cell table:style-name="ce96" table:formula="of:=IF(ISTEXT([.B16]); ROUND([.C16]/100*([.$C$8]-[.$C$34]);2); &quot;&quot;)">
            <text:p/>
          </table:table-cell>
          <table:table-cell table:style-name="ce44" table:formula="of:= IF(ISTEXT([.B16]); ([.D16]*[.E16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17]);VLOOKUP([.B17];[$'Oil(Fat) DB'.A8:$'Oil(Fat) DB'.F15];IF([.$C$5]=&quot;NaOH&quot;;3;4);0);&quot;&quot;)">
            <text:p/>
          </table:table-cell>
          <table:table-cell table:style-name="ce96" table:formula="of:=IF(ISTEXT([.B17]); ROUND([.C17]/100*([.$C$8]-[.$C$34]);2); &quot;&quot;)">
            <text:p/>
          </table:table-cell>
          <table:table-cell table:style-name="ce44" table:formula="of:= IF(ISTEXT([.B17]); ([.D17]*[.E17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18]);VLOOKUP([.B18];[$'Oil(Fat) DB'.A9:$'Oil(Fat) DB'.F16];IF([.$C$5]=&quot;NaOH&quot;;3;4);0);&quot;&quot;)">
            <text:p/>
          </table:table-cell>
          <table:table-cell table:style-name="ce96" table:formula="of:=IF(ISTEXT([.B18]); ROUND([.C18]/100*([.$C$8]-[.$C$34]);2); &quot;&quot;)">
            <text:p/>
          </table:table-cell>
          <table:table-cell table:style-name="ce44" table:formula="of:= IF(ISTEXT([.B18]); ([.D18]*[.E18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19]);VLOOKUP([.B19];[$'Oil(Fat) DB'.A10:$'Oil(Fat) DB'.F17];IF([.$C$5]=&quot;NaOH&quot;;3;4);0);&quot;&quot;)">
            <text:p/>
          </table:table-cell>
          <table:table-cell table:style-name="ce96" table:formula="of:=IF(ISTEXT([.B19]); ROUND([.C19]/100*([.$C$8]-[.$C$34]);2); &quot;&quot;)">
            <text:p/>
          </table:table-cell>
          <table:table-cell table:style-name="ce44" table:formula="of:= IF(ISTEXT([.B19]); ([.D19]*[.E19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20]);VLOOKUP([.B20];[$'Oil(Fat) DB'.A11:$'Oil(Fat) DB'.F18];IF([.$C$5]=&quot;NaOH&quot;;3;4);0);&quot;&quot;)">
            <text:p/>
          </table:table-cell>
          <table:table-cell table:style-name="ce96" table:formula="of:=IF(ISTEXT([.B20]); ROUND([.C20]/100*([.$C$8]-[.$C$34]);2); &quot;&quot;)">
            <text:p/>
          </table:table-cell>
          <table:table-cell table:style-name="ce44" table:formula="of:= IF(ISTEXT([.B20]); ([.D20]*[.E20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21]);VLOOKUP([.B21];[$'Oil(Fat) DB'.A12:$'Oil(Fat) DB'.F19];IF([.$C$5]=&quot;NaOH&quot;;3;4);0);&quot;&quot;)">
            <text:p/>
          </table:table-cell>
          <table:table-cell table:style-name="ce96" table:formula="of:=IF(ISTEXT([.B21]); ROUND([.C21]/100*([.$C$8]-[.$C$34]);2); &quot;&quot;)">
            <text:p/>
          </table:table-cell>
          <table:table-cell table:style-name="ce44" table:formula="of:= IF(ISTEXT([.B21]); ([.D21]*[.E21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22]);VLOOKUP([.B22];[$'Oil(Fat) DB'.A13:$'Oil(Fat) DB'.F20];IF([.$C$5]=&quot;NaOH&quot;;3;4);0);&quot;&quot;)">
            <text:p/>
          </table:table-cell>
          <table:table-cell table:style-name="ce96" table:formula="of:=IF(ISTEXT([.B22]); ROUND([.C22]/100*([.$C$8]-[.$C$34]);2); &quot;&quot;)">
            <text:p/>
          </table:table-cell>
          <table:table-cell table:style-name="ce44" table:formula="of:= IF(ISTEXT([.B22]); ([.D22]*[.E22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23]);VLOOKUP([.B23];[$'Oil(Fat) DB'.A14:$'Oil(Fat) DB'.F21];IF([.$C$5]=&quot;NaOH&quot;;3;4);0);&quot;&quot;)">
            <text:p/>
          </table:table-cell>
          <table:table-cell table:style-name="ce96" table:formula="of:=IF(ISTEXT([.B23]); ROUND([.C23]/100*([.$C$8]-[.$C$34]);2); &quot;&quot;)">
            <text:p/>
          </table:table-cell>
          <table:table-cell table:style-name="ce44" table:formula="of:= IF(ISTEXT([.B23]); ([.D23]*[.E23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24]);VLOOKUP([.B24];[$'Oil(Fat) DB'.A15:$'Oil(Fat) DB'.F22];IF([.$C$5]=&quot;NaOH&quot;;3;4);0);&quot;&quot;)">
            <text:p/>
          </table:table-cell>
          <table:table-cell table:style-name="ce96" table:formula="of:=IF(ISTEXT([.B24]); ROUND([.C24]/100*([.$C$8]-[.$C$34]);2); &quot;&quot;)">
            <text:p/>
          </table:table-cell>
          <table:table-cell table:style-name="ce44" table:formula="of:= IF(ISTEXT([.B24]); ([.D24]*[.E24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25]);VLOOKUP([.B25];[$'Oil(Fat) DB'.A16:$'Oil(Fat) DB'.F23];IF([.$C$5]=&quot;NaOH&quot;;3;4);0);&quot;&quot;)">
            <text:p/>
          </table:table-cell>
          <table:table-cell table:style-name="ce96" table:formula="of:=IF(ISTEXT([.B25]); ROUND([.C25]/100*([.$C$8]-[.$C$34]);2); &quot;&quot;)">
            <text:p/>
          </table:table-cell>
          <table:table-cell table:style-name="ce44" table:formula="of:= IF(ISTEXT([.B25]); ([.D25]*[.E25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26]);VLOOKUP([.B26];[$'Oil(Fat) DB'.A17:$'Oil(Fat) DB'.F24];IF([.$C$5]=&quot;NaOH&quot;;3;4);0);&quot;&quot;)">
            <text:p/>
          </table:table-cell>
          <table:table-cell table:style-name="ce96" table:formula="of:=IF(ISTEXT([.B26]); ROUND([.C26]/100*([.$C$8]-[.$C$34]);2); &quot;&quot;)">
            <text:p/>
          </table:table-cell>
          <table:table-cell table:style-name="ce44" table:formula="of:= IF(ISTEXT([.B26]); ([.D26]*[.E26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27]);VLOOKUP([.B27];[$'Oil(Fat) DB'.A18:$'Oil(Fat) DB'.F25];IF([.$C$5]=&quot;NaOH&quot;;3;4);0);&quot;&quot;)">
            <text:p/>
          </table:table-cell>
          <table:table-cell table:style-name="ce96" table:formula="of:=IF(ISTEXT([.B27]); ROUND([.C27]/100*([.$C$8]-[.$C$34]);2); &quot;&quot;)">
            <text:p/>
          </table:table-cell>
          <table:table-cell table:style-name="ce44" table:formula="of:= IF(ISTEXT([.B27]); ([.D27]*[.E27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28]);VLOOKUP([.B28];[$'Oil(Fat) DB'.A19:$'Oil(Fat) DB'.F26];IF([.$C$5]=&quot;NaOH&quot;;3;4);0);&quot;&quot;)">
            <text:p/>
          </table:table-cell>
          <table:table-cell table:style-name="ce96" table:formula="of:=IF(ISTEXT([.B28]); ROUND([.C28]/100*([.$C$8]-[.$C$34]);2); &quot;&quot;)">
            <text:p/>
          </table:table-cell>
          <table:table-cell table:style-name="ce44" table:formula="of:= IF(ISTEXT([.B28]); ([.D28]*[.E28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29]);VLOOKUP([.B29];[$'Oil(Fat) DB'.A20:$'Oil(Fat) DB'.F27];IF([.$C$5]=&quot;NaOH&quot;;3;4);0);&quot;&quot;)">
            <text:p/>
          </table:table-cell>
          <table:table-cell table:style-name="ce96" table:formula="of:=IF(ISTEXT([.B29]); ROUND([.C29]/100*([.$C$8]-[.$C$34]);2); &quot;&quot;)">
            <text:p/>
          </table:table-cell>
          <table:table-cell table:style-name="ce44" table:formula="of:= IF(ISTEXT([.B29]); ([.D29]*[.E29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5" office:value-type="float" office:value="0" calcext:value-type="float">
            <text:p>0.0%</text:p>
          </table:table-cell>
          <table:table-cell table:style-name="ce31" table:formula="of:=IF(ISTEXT([.B30]);VLOOKUP([.B30];[$'Oil(Fat) DB'.A21:$'Oil(Fat) DB'.F28];IF([.$C$5]=&quot;NaOH&quot;;3;4);0);&quot;&quot;)">
            <text:p/>
          </table:table-cell>
          <table:table-cell table:style-name="ce96" table:formula="of:=IF(ISTEXT([.B30]); ROUND([.C30]/100*([.$C$8]-[.$C$34]);2); &quot;&quot;)">
            <text:p/>
          </table:table-cell>
          <table:table-cell table:style-name="ce44" table:formula="of:= IF(ISTEXT([.B30]); ([.D30]*[.E30] * (100-[.$C$4])/100);&quot;&quot;)">
            <text:p/>
          </table:table-cell>
          <table:table-cell/>
          <table:table-cell table:style-name="ce47"/>
          <table:table-cell table:style-name="ce49"/>
          <table:table-cell/>
          <table:covered-table-cell table:style-name="ce131"/>
          <table:covered-table-cell table:style-name="ce143"/>
        </table:table-row>
        <table:table-row table:style-name="ro1">
          <table:table-cell/>
          <table:table-cell table:style-name="ce69" office:value-type="string" calcext:value-type="string">
            <text:p>Total</text:p>
          </table:table-cell>
          <table:table-cell table:style-name="ce81" table:formula="of:=SUM([.C13:.C30])" office:value-type="float" office:value="100" calcext:value-type="float">
            <text:p>100.0%</text:p>
          </table:table-cell>
          <table:table-cell table:style-name="ce32"/>
          <table:table-cell table:style-name="ce89" table:formula="of:=SUM([.E13:.E30])" office:value-type="float" office:value="735.03" calcext:value-type="float">
            <text:p>735.0g</text:p>
          </table:table-cell>
          <table:table-cell table:style-name="ce38" table:formula="of:=SUM([.F13:.F30])" office:value-type="float" office:value="89.967672" calcext:value-type="float">
            <text:p>90.0g</text:p>
          </table:table-cell>
          <table:table-cell/>
          <table:table-cell table:style-name="Default"/>
          <table:table-cell table:number-columns-repeated="2"/>
          <table:table-cell table:style-name="ce111" office:value-type="string" calcext:value-type="string">
            <text:p>Variant 1 (cold)</text:p>
          </table:table-cell>
          <table:table-cell table:style-name="ce111" office:value-type="string" calcext:value-type="string">
            <text:p>Variant 2 (hot)</text:p>
          </table:table-cell>
        </table:table-row>
        <table:table-row table:style-name="ro1">
          <table:table-cell table:number-columns-repeated="10"/>
          <table:table-cell table:style-name="ce115" office:value-type="string" calcext:value-type="string">
            <text:p>dissolve lye in H20</text:p>
          </table:table-cell>
          <table:table-cell table:style-name="ce125" office:value-type="string" calcext:value-type="string">
            <text:p>dissolve lye in H20</text:p>
          </table:table-cell>
        </table:table-row>
        <table:table-row table:style-name="ro1">
          <table:table-cell table:number-columns-repeated="10"/>
          <table:table-cell table:style-name="ce116" office:value-type="string" calcext:value-type="string">
            <text:p>heat oil to 30°C</text:p>
          </table:table-cell>
          <table:table-cell table:style-name="ce126" office:value-type="string" calcext:value-type="string">
            <text:p>heat oil to 100°C</text:p>
          </table:table-cell>
        </table:table-row>
        <table:table-row table:style-name="ro1">
          <table:table-cell table:number-columns-repeated="3"/>
          <table:table-cell table:style-name="ce33" table:content-validation-name="val9"/>
          <table:table-cell table:style-name="Default"/>
          <table:table-cell table:number-columns-repeated="5"/>
          <table:table-cell table:style-name="ce116" office:value-type="string" calcext:value-type="string">
            <text:p>stir oil + lye for 30’</text:p>
          </table:table-cell>
          <table:table-cell table:style-name="ce138" office:value-type="string" calcext:value-type="string">
            <text:p>stir oil + lye for 30’ or</text:p>
          </table:table-cell>
        </table:table-row>
        <table:table-row table:style-name="ro1">
          <table:table-cell table:number-columns-repeated="3"/>
          <table:table-cell table:style-name="ce34"/>
          <table:table-cell table:style-name="Default"/>
          <table:table-cell table:number-columns-repeated="5"/>
          <table:table-cell table:style-name="ce117"/>
          <table:table-cell table:style-name="ce146" office:value-type="string" calcext:value-type="string">
            <text:p>until temperature reaches 30°C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7" office:value-type="string" calcext:value-type="string">
            <text:p>add other ingredients</text:p>
          </table:table-cell>
          <table:table-cell table:style-name="ce138" office:value-type="string" calcext:value-type="string">
            <text:p>add other ingredient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6" office:value-type="string" calcext:value-type="string">
            <text:p>stir 10’</text:p>
          </table:table-cell>
          <table:table-cell table:style-name="ce126" office:value-type="string" calcext:value-type="string">
            <text:p>stir 10’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6" office:value-type="string" calcext:value-type="string">
            <text:p>decant into vessel or forms</text:p>
          </table:table-cell>
          <table:table-cell table:style-name="ce126" office:value-type="string" calcext:value-type="string">
            <text:p>decant into vessel or form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8" office:value-type="string" calcext:value-type="string">
            <text:p>4 weeks maturing</text:p>
          </table:table-cell>
          <table:table-cell table:style-name="ce147" office:value-type="string" calcext:value-type="string">
            <text:p>2 weeks maturing</text:p>
          </table:table-cell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104852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100% Olive Oil (10%)'.C31:'100% Olive Oil (10%)'.C31">
            <calcext:condition calcext:apply-style-name="Bad" calcext:value="!=100" calcext:base-cell-address="'100% Olive Oil (10%)'.C31"/>
          </calcext:conditional-format>
          <calcext:conditional-format calcext:target-range-address="'100% Olive Oil (10%)'.E31:'100% Olive Oil (10%)'.E31">
            <calcext:condition calcext:apply-style-name="Bad" calcext:value="!=ROUND([.C8];2)" calcext:base-cell-address="'100% Olive Oil (10%)'.E31"/>
          </calcext:conditional-format>
        </calcext:conditional-formats>
      </table:table>
      <table:table table:name="Template Rec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ce35"/>
        <table:table-column table:style-name="co14" table:default-cell-style-name="Default"/>
        <table:table-column table:style-name="co7" table:default-cell-style-name="Default"/>
        <table:table-column table:style-name="co8" table:default-cell-style-name="ce35"/>
        <table:table-column table:style-name="co1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5" office:value-type="string" calcext:value-type="string">
            <text:p>Name</text:p>
          </table:table-cell>
          <table:table-cell table:style-name="ce73" office:value-type="string" calcext:value-type="string" table:number-columns-spanned="2" table:number-rows-spanned="1">
            <text:p><text:sheet-name>Template Recipe</text:sheet-name></text:p>
          </table:table-cell>
          <table:covered-table-cell table:style-name="ce85"/>
          <table:table-cell table:style-name="Default"/>
          <table:table-cell table:style-name="ce90" office:value-type="string" calcext:value-type="string">
            <text:p>Notes: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string" calcext:value-type="string">
            <text:p>Oversaturated fat</text:p>
          </table:table-cell>
          <table:table-cell table:style-name="ce13" table:content-validation-name="val6" office:value-type="float" office:value="6.5" calcext:value-type="float">
            <text:p>6.5%</text:p>
          </table:table-cell>
          <table:table-cell table:style-name="ce26" table:content-validation-name="val6"/>
          <table:table-cell table:style-name="Default"/>
          <table:table-cell table:style-name="ce40" office:value-type="string" calcext:value-type="string">
            <text:p>editable fields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Lye</text:p>
          </table:table-cell>
          <table:table-cell table:style-name="ce14" table:content-validation-name="val7" office:value-type="string" calcext:value-type="string">
            <text:p>NaOH</text:p>
          </table:table-cell>
          <table:table-cell table:style-name="ce85" table:content-validation-name="val7"/>
          <table:table-cell table:style-name="Default"/>
          <table:table-cell table:style-name="ce4" office:value-type="string" calcext:value-type="string">
            <text:p>not for change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H2O</text:p>
          </table:table-cell>
          <table:table-cell table:style-name="ce15" table:content-validation-name="val8" office:value-type="float" office:value="33.3" calcext:value-type="float">
            <text:p>33.3%</text:p>
          </table:table-cell>
          <table:table-cell table:style-name="ce27" table:content-validation-name="val8"/>
          <table:table-cell table:style-name="Default"/>
          <table:table-cell table:style-name="ce43" office:value-type="string" calcext:value-type="string">
            <text:p>erroneous calculation</text:p>
          </table:table-cell>
          <table:table-cell table:number-columns-repeated="6"/>
        </table:table-row>
        <table:table-row table:style-name="ro1">
          <table:table-cell/>
          <table:table-cell table:style-name="ce6" table:formula="of:=COM.MICROSOFT.CONCAT(&quot;Total mass exclusive &quot;; [.C5])" office:value-type="string" office:string-value="Total mass exclusive NaOH" calcext:value-type="string">
            <text:p>Total mass exclusive NaOH</text:p>
          </table:table-cell>
          <table:table-cell table:style-name="ce45" table:content-validation-name="val10" office:value-type="float" office:value="666" calcext:value-type="float">
            <text:p>666g</text:p>
          </table:table-cell>
          <table:table-cell table:style-name="ce28" table:content-validation-name="val9"/>
          <table:table-cell table:style-name="Default"/>
          <table:table-cell table:style-name="ce10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Oil (mass)</text:p>
          </table:table-cell>
          <table:table-cell table:style-name="ce23" table:formula="of:=[.C7]/((100+[.C6])/100)" office:value-type="float" office:value="499.624906226557" calcext:value-type="float">
            <text:p>499.6g</text:p>
          </table:table-cell>
          <table:table-cell/>
          <table:table-cell table:style-name="Default"/>
          <table:table-cell table:number-columns-repeated="5"/>
          <table:table-cell table:style-name="ce106" table:formula="of:=COM.MICROSOFT.CONCAT(&quot;Soap recipe: &quot;;[.C3];&quot;, &quot;;[.C4];&quot;% fat oversaturated (&quot;;ROUND([.C10];1);&quot;g)&quot;)" office:value-type="string" office:string-value="Soap recipe: Template Recipe, 6.5% fat oversaturated (729.5g)" calcext:value-type="string" table:number-columns-spanned="2" table:number-rows-spanned="1">
            <text:p>Soap recipe: Template Recipe, 6.5% fat oversaturated (729.5g)</text:p>
          </table:table-cell>
          <table:covered-table-cell table:style-name="ce136"/>
        </table:table-row>
        <table:table-row table:style-name="ro1">
          <table:table-cell/>
          <table:table-cell table:style-name="ce4" office:value-type="string" calcext:value-type="string">
            <text:p>H2O (mass)</text:p>
          </table:table-cell>
          <table:table-cell table:style-name="ce23" table:formula="of:=[.C8]*[.C6]/100" office:value-type="float" office:value="166.375093773443" calcext:value-type="float">
            <text:p>166.4g</text:p>
          </table:table-cell>
          <table:table-cell/>
          <table:table-cell table:style-name="Default"/>
          <table:table-cell table:number-columns-repeated="5"/>
          <table:table-cell table:style-name="ce109"/>
          <table:table-cell table:style-name="ce119"/>
        </table:table-row>
        <table:table-row table:style-name="ro1">
          <table:table-cell/>
          <table:table-cell table:style-name="ce7" office:value-type="string" calcext:value-type="string">
            <text:p>Total mass</text:p>
          </table:table-cell>
          <table:table-cell table:style-name="ce60" table:formula="of:=[.C8]+[.C9]+[.F31]" office:value-type="float" office:value="729.5316792" calcext:value-type="float">
            <text:p>729.5g</text:p>
          </table:table-cell>
          <table:table-cell/>
          <table:table-cell table:style-name="Default"/>
          <table:table-cell table:number-columns-repeated="5"/>
          <table:table-cell table:style-name="ce108"/>
          <table:table-cell table:style-name="ce154"/>
        </table:table-row>
        <table:table-row table:style-name="ro1">
          <table:table-cell table:number-columns-repeated="10"/>
          <table:table-cell table:style-name="ce110"/>
          <table:table-cell table:style-name="ce154"/>
        </table:table-row>
        <table:table-row table:style-name="ro1">
          <table:table-cell/>
          <table:table-cell table:style-name="ce5" office:value-type="string" calcext:value-type="string">
            <text:p>Fat/Oil</text:p>
          </table:table-cell>
          <table:table-cell table:style-name="ce17" office:value-type="string" calcext:value-type="string">
            <text:p>Fat Ratio [%]</text:p>
          </table:table-cell>
          <table:table-cell table:style-name="ce29" table:formula="of:=CONCATENATE(CONCATENATE(&quot;Saponification Number (&quot;;[.C5]);&quot;)&quot;)" office:value-type="string" office:string-value="Saponification Number (NaOH)" calcext:value-type="string">
            <text:p>Saponification Number (NaOH)</text:p>
          </table:table-cell>
          <table:table-cell table:style-name="ce17" office:value-type="string" calcext:value-type="string">
            <text:p>Fat/Oil Mass [g]</text:p>
          </table:table-cell>
          <table:table-cell table:style-name="ce17" table:formula="of:=COM.MICROSOFT.CONCAT([.C5]; &quot; per Fat Type [g]&quot;)" office:value-type="string" office:string-value="NaOH per Fat Type [g]" calcext:value-type="string">
            <text:p>NaOH per Fat Type [g]</text:p>
          </table:table-cell>
          <table:table-cell/>
          <table:table-cell table:style-name="ce104" office:value-type="string" calcext:value-type="string">
            <text:p>Other Ingredients</text:p>
          </table:table-cell>
          <table:table-cell table:style-name="ce104" office:value-type="string" calcext:value-type="string">
            <text:p>Quantity</text:p>
          </table:table-cell>
          <table:table-cell/>
          <table:table-cell table:style-name="ce111" office:value-type="string" calcext:value-type="string">
            <text:p>Ingredient</text:p>
          </table:table-cell>
          <table:table-cell table:style-name="ce111" office:value-type="string" calcext:value-type="string">
            <text:p>Quantity</text:p>
          </table:table-cell>
        </table:table-row>
        <table:table-row table:style-name="ro1">
          <table:table-cell/>
          <table:table-cell table:style-name="ce67" table:content-validation-name="val2" office:value-type="string" calcext:value-type="string">
            <text:p>Olive Oil</text:p>
          </table:table-cell>
          <table:table-cell table:style-name="ce72" table:content-validation-name="val11" office:value-type="float" office:value="90" calcext:value-type="float">
            <text:p>90.0%</text:p>
          </table:table-cell>
          <table:table-cell table:style-name="ce31" table:formula="of:=IF(ISTEXT([.B13]);VLOOKUP([.B13];[$'Oil(Fat) DB'.A4:$'Oil(Fat) DB'.F11];IF([.$C$5]=&quot;NaOH&quot;;3;4);0);&quot;&quot;)" office:value-type="float" office:value="0.136" calcext:value-type="float">
            <text:p>0.136</text:p>
          </table:table-cell>
          <table:table-cell table:style-name="ce96" table:formula="of:=IF(ISTEXT([.B13]); ROUND([.C13]/100*([.$C$8]-[.$C$34]);2); &quot;&quot;)" office:value-type="float" office:value="449.66" calcext:value-type="float">
            <text:p>449.7g</text:p>
          </table:table-cell>
          <table:table-cell table:style-name="ce44" table:formula="of:= IF(ISTEXT([.B13]); ([.D13]*[.E13] * (100-[.$C$4])/100);&quot;&quot;)" office:value-type="float" office:value="57.1787656" calcext:value-type="float">
            <text:p>57.2g</text:p>
          </table:table-cell>
          <table:table-cell/>
          <table:table-cell table:style-name="ce46" office:value-type="string" calcext:value-type="string">
            <text:p>Coffee: coarse grained ground</text:p>
          </table:table-cell>
          <table:table-cell table:style-name="ce48" office:value-type="string" calcext:value-type="string">
            <text:p>1 small cup</text:p>
          </table:table-cell>
          <table:table-cell/>
          <table:table-cell table:style-name="ce3" table:formula="of:=[.B6]" office:value-type="string" office:string-value="H2O" calcext:value-type="string">
            <text:p>H2O</text:p>
          </table:table-cell>
          <table:table-cell table:style-name="ce139" table:formula="of:=[.C9]" office:value-type="float" office:value="166.375093773443" calcext:value-type="float">
            <text:p>166.4g</text:p>
          </table:table-cell>
        </table:table-row>
        <table:table-row table:style-name="ro1">
          <table:table-cell/>
          <table:table-cell table:style-name="ce68" table:content-validation-name="val2" office:value-type="string" calcext:value-type="string">
            <text:p>Rapeseed Oil</text:p>
          </table:table-cell>
          <table:table-cell table:style-name="ce74" table:content-validation-name="val12" office:value-type="float" office:value="10" calcext:value-type="float">
            <text:p>10.0%</text:p>
          </table:table-cell>
          <table:table-cell table:style-name="ce31" table:formula="of:=IF(ISTEXT([.B14]);VLOOKUP([.B14];[$'Oil(Fat) DB'.A5:$'Oil(Fat) DB'.F12];IF([.$C$5]=&quot;NaOH&quot;;3;4);0);&quot;&quot;)" office:value-type="float" office:value="0.136" calcext:value-type="float">
            <text:p>0.136</text:p>
          </table:table-cell>
          <table:table-cell table:style-name="ce96" table:formula="of:=IF(ISTEXT([.B14]); ROUND([.C14]/100*([.$C$8]-[.$C$34]);2); &quot;&quot;)" office:value-type="float" office:value="49.96" calcext:value-type="float">
            <text:p>50.0g</text:p>
          </table:table-cell>
          <table:table-cell table:style-name="ce44" table:formula="of:= IF(ISTEXT([.B14]); ([.D14]*[.E14] * (100-[.$C$4])/100);&quot;&quot;)" office:value-type="float" office:value="6.3529136" calcext:value-type="float">
            <text:p>6.4g</text:p>
          </table:table-cell>
          <table:table-cell/>
          <table:table-cell table:style-name="ce46"/>
          <table:table-cell table:style-name="ce48"/>
          <table:table-cell/>
          <table:table-cell table:style-name="ce3" table:formula="of:=[.C5]" office:value-type="string" office:string-value="NaOH" calcext:value-type="string">
            <text:p>NaOH</text:p>
          </table:table-cell>
          <table:table-cell table:style-name="ce140" table:formula="of:=[.F31]" office:value-type="float" office:value="63.5316792" calcext:value-type="float">
            <text:p>63.5g</text:p>
          </table:table-cell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10" calcext:value-type="float">
            <text:p>10.0%</text:p>
          </table:table-cell>
          <table:table-cell table:style-name="ce31" table:formula="of:=IF(ISTEXT([.B15]);VLOOKUP([.B15];[$'Oil(Fat) DB'.A6:$'Oil(Fat) DB'.F13];IF([.$C$5]=&quot;NaOH&quot;;3;4);0);&quot;&quot;)">
            <text:p/>
          </table:table-cell>
          <table:table-cell table:style-name="ce96" table:formula="of:=IF(ISTEXT([.B15]); ROUND([.C15]/100*([.$C$8]-[.$C$34]);2); &quot;&quot;)">
            <text:p/>
          </table:table-cell>
          <table:table-cell table:style-name="ce44" table:formula="of:= IF(ISTEXT([.B15]); ([.D15]*[.E15] * (100-[.$C$4])/100);&quot;&quot;)">
            <text:p/>
          </table:table-cell>
          <table:table-cell/>
          <table:table-cell table:style-name="ce46"/>
          <table:table-cell table:style-name="ce48"/>
          <table:table-cell/>
          <table:table-cell table:style-name="ce128" table:formula="of:=COM.MICROSOFT.TEXTJOIN(CHAR(10);1;[.B13:.B30]; [.H13:.H30])" office:value-type="string" office:string-value="Olive Oil&#10;Rapeseed Oil&#10;Coffee: coarse grained ground" calcext:value-type="string" table:number-columns-spanned="1" table:number-rows-spanned="16">
            <text:p>Olive Oil</text:p>
            <text:p>Rapeseed Oil</text:p>
            <text:p>Coffee: coarse grained ground</text:p>
          </table:table-cell>
          <table:table-cell table:style-name="ce141" table:formula="of:=COM.MICROSOFT.TEXTJOIN(CHAR(10);1;[.E13:.E30];[.I13:.I30])" office:value-type="string" office:string-value="449.66&#10;49.96&#10;1 small cup" calcext:value-type="string" table:number-columns-spanned="1" table:number-rows-spanned="16">
            <text:p>449.66</text:p>
            <text:p>49.96</text:p>
            <text:p>1 small cup</text:p>
          </table:table-cell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16]);VLOOKUP([.B16];[$'Oil(Fat) DB'.A7:$'Oil(Fat) DB'.F14];IF([.$C$5]=&quot;NaOH&quot;;3;4);0);&quot;&quot;)">
            <text:p/>
          </table:table-cell>
          <table:table-cell table:style-name="ce96" table:formula="of:=IF(ISTEXT([.B16]); ROUND([.C16]/100*([.$C$8]-[.$C$34]);2); &quot;&quot;)">
            <text:p/>
          </table:table-cell>
          <table:table-cell table:style-name="ce44" table:formula="of:= IF(ISTEXT([.B16]); ([.D16]*[.E16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17]);VLOOKUP([.B17];[$'Oil(Fat) DB'.A8:$'Oil(Fat) DB'.F15];IF([.$C$5]=&quot;NaOH&quot;;3;4);0);&quot;&quot;)">
            <text:p/>
          </table:table-cell>
          <table:table-cell table:style-name="ce96" table:formula="of:=IF(ISTEXT([.B17]); ROUND([.C17]/100*([.$C$8]-[.$C$34]);2); &quot;&quot;)">
            <text:p/>
          </table:table-cell>
          <table:table-cell table:style-name="ce44" table:formula="of:= IF(ISTEXT([.B17]); ([.D17]*[.E17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18]);VLOOKUP([.B18];[$'Oil(Fat) DB'.A9:$'Oil(Fat) DB'.F16];IF([.$C$5]=&quot;NaOH&quot;;3;4);0);&quot;&quot;)">
            <text:p/>
          </table:table-cell>
          <table:table-cell table:style-name="ce96" table:formula="of:=IF(ISTEXT([.B18]); ROUND([.C18]/100*([.$C$8]-[.$C$34]);2); &quot;&quot;)">
            <text:p/>
          </table:table-cell>
          <table:table-cell table:style-name="ce44" table:formula="of:= IF(ISTEXT([.B18]); ([.D18]*[.E18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19]);VLOOKUP([.B19];[$'Oil(Fat) DB'.A10:$'Oil(Fat) DB'.F17];IF([.$C$5]=&quot;NaOH&quot;;3;4);0);&quot;&quot;)">
            <text:p/>
          </table:table-cell>
          <table:table-cell table:style-name="ce96" table:formula="of:=IF(ISTEXT([.B19]); ROUND([.C19]/100*([.$C$8]-[.$C$34]);2); &quot;&quot;)">
            <text:p/>
          </table:table-cell>
          <table:table-cell table:style-name="ce44" table:formula="of:= IF(ISTEXT([.B19]); ([.D19]*[.E19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20]);VLOOKUP([.B20];[$'Oil(Fat) DB'.A11:$'Oil(Fat) DB'.F18];IF([.$C$5]=&quot;NaOH&quot;;3;4);0);&quot;&quot;)">
            <text:p/>
          </table:table-cell>
          <table:table-cell table:style-name="ce96" table:formula="of:=IF(ISTEXT([.B20]); ROUND([.C20]/100*([.$C$8]-[.$C$34]);2); &quot;&quot;)">
            <text:p/>
          </table:table-cell>
          <table:table-cell table:style-name="ce44" table:formula="of:= IF(ISTEXT([.B20]); ([.D20]*[.E20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21]);VLOOKUP([.B21];[$'Oil(Fat) DB'.A12:$'Oil(Fat) DB'.F19];IF([.$C$5]=&quot;NaOH&quot;;3;4);0);&quot;&quot;)">
            <text:p/>
          </table:table-cell>
          <table:table-cell table:style-name="ce96" table:formula="of:=IF(ISTEXT([.B21]); ROUND([.C21]/100*([.$C$8]-[.$C$34]);2); &quot;&quot;)">
            <text:p/>
          </table:table-cell>
          <table:table-cell table:style-name="ce44" table:formula="of:= IF(ISTEXT([.B21]); ([.D21]*[.E21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22]);VLOOKUP([.B22];[$'Oil(Fat) DB'.A13:$'Oil(Fat) DB'.F20];IF([.$C$5]=&quot;NaOH&quot;;3;4);0);&quot;&quot;)">
            <text:p/>
          </table:table-cell>
          <table:table-cell table:style-name="ce96" table:formula="of:=IF(ISTEXT([.B22]); ROUND([.C22]/100*([.$C$8]-[.$C$34]);2); &quot;&quot;)">
            <text:p/>
          </table:table-cell>
          <table:table-cell table:style-name="ce44" table:formula="of:= IF(ISTEXT([.B22]); ([.D22]*[.E22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23]);VLOOKUP([.B23];[$'Oil(Fat) DB'.A14:$'Oil(Fat) DB'.F21];IF([.$C$5]=&quot;NaOH&quot;;3;4);0);&quot;&quot;)">
            <text:p/>
          </table:table-cell>
          <table:table-cell table:style-name="ce96" table:formula="of:=IF(ISTEXT([.B23]); ROUND([.C23]/100*([.$C$8]-[.$C$34]);2); &quot;&quot;)">
            <text:p/>
          </table:table-cell>
          <table:table-cell table:style-name="ce44" table:formula="of:= IF(ISTEXT([.B23]); ([.D23]*[.E23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24]);VLOOKUP([.B24];[$'Oil(Fat) DB'.A15:$'Oil(Fat) DB'.F22];IF([.$C$5]=&quot;NaOH&quot;;3;4);0);&quot;&quot;)">
            <text:p/>
          </table:table-cell>
          <table:table-cell table:style-name="ce96" table:formula="of:=IF(ISTEXT([.B24]); ROUND([.C24]/100*([.$C$8]-[.$C$34]);2); &quot;&quot;)">
            <text:p/>
          </table:table-cell>
          <table:table-cell table:style-name="ce44" table:formula="of:= IF(ISTEXT([.B24]); ([.D24]*[.E24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25]);VLOOKUP([.B25];[$'Oil(Fat) DB'.A16:$'Oil(Fat) DB'.F23];IF([.$C$5]=&quot;NaOH&quot;;3;4);0);&quot;&quot;)">
            <text:p/>
          </table:table-cell>
          <table:table-cell table:style-name="ce96" table:formula="of:=IF(ISTEXT([.B25]); ROUND([.C25]/100*([.$C$8]-[.$C$34]);2); &quot;&quot;)">
            <text:p/>
          </table:table-cell>
          <table:table-cell table:style-name="ce44" table:formula="of:= IF(ISTEXT([.B25]); ([.D25]*[.E25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26]);VLOOKUP([.B26];[$'Oil(Fat) DB'.A17:$'Oil(Fat) DB'.F24];IF([.$C$5]=&quot;NaOH&quot;;3;4);0);&quot;&quot;)">
            <text:p/>
          </table:table-cell>
          <table:table-cell table:style-name="ce96" table:formula="of:=IF(ISTEXT([.B26]); ROUND([.C26]/100*([.$C$8]-[.$C$34]);2); &quot;&quot;)">
            <text:p/>
          </table:table-cell>
          <table:table-cell table:style-name="ce44" table:formula="of:= IF(ISTEXT([.B26]); ([.D26]*[.E26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27]);VLOOKUP([.B27];[$'Oil(Fat) DB'.A18:$'Oil(Fat) DB'.F25];IF([.$C$5]=&quot;NaOH&quot;;3;4);0);&quot;&quot;)">
            <text:p/>
          </table:table-cell>
          <table:table-cell table:style-name="ce96" table:formula="of:=IF(ISTEXT([.B27]); ROUND([.C27]/100*([.$C$8]-[.$C$34]);2); &quot;&quot;)">
            <text:p/>
          </table:table-cell>
          <table:table-cell table:style-name="ce44" table:formula="of:= IF(ISTEXT([.B27]); ([.D27]*[.E27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28]);VLOOKUP([.B28];[$'Oil(Fat) DB'.A19:$'Oil(Fat) DB'.F26];IF([.$C$5]=&quot;NaOH&quot;;3;4);0);&quot;&quot;)">
            <text:p/>
          </table:table-cell>
          <table:table-cell table:style-name="ce96" table:formula="of:=IF(ISTEXT([.B28]); ROUND([.C28]/100*([.$C$8]-[.$C$34]);2); &quot;&quot;)">
            <text:p/>
          </table:table-cell>
          <table:table-cell table:style-name="ce44" table:formula="of:= IF(ISTEXT([.B28]); ([.D28]*[.E28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29]);VLOOKUP([.B29];[$'Oil(Fat) DB'.A20:$'Oil(Fat) DB'.F27];IF([.$C$5]=&quot;NaOH&quot;;3;4);0);&quot;&quot;)">
            <text:p/>
          </table:table-cell>
          <table:table-cell table:style-name="ce96" table:formula="of:=IF(ISTEXT([.B29]); ROUND([.C29]/100*([.$C$8]-[.$C$34]);2); &quot;&quot;)">
            <text:p/>
          </table:table-cell>
          <table:table-cell table:style-name="ce44" table:formula="of:= IF(ISTEXT([.B29]); ([.D29]*[.E29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3" office:value-type="float" office:value="0" calcext:value-type="float">
            <text:p>0.0%</text:p>
          </table:table-cell>
          <table:table-cell table:style-name="ce31" table:formula="of:=IF(ISTEXT([.B30]);VLOOKUP([.B30];[$'Oil(Fat) DB'.A21:$'Oil(Fat) DB'.F28];IF([.$C$5]=&quot;NaOH&quot;;3;4);0);&quot;&quot;)">
            <text:p/>
          </table:table-cell>
          <table:table-cell table:style-name="ce96" table:formula="of:=IF(ISTEXT([.B30]); ROUND([.C30]/100*([.$C$8]-[.$C$34]);2); &quot;&quot;)">
            <text:p/>
          </table:table-cell>
          <table:table-cell table:style-name="ce44" table:formula="of:= IF(ISTEXT([.B30]); ([.D30]*[.E30] * (100-[.$C$4])/100);&quot;&quot;)">
            <text:p/>
          </table:table-cell>
          <table:table-cell/>
          <table:table-cell table:style-name="ce47"/>
          <table:table-cell table:style-name="ce49"/>
          <table:table-cell/>
          <table:covered-table-cell table:style-name="ce131"/>
          <table:covered-table-cell table:style-name="ce143"/>
        </table:table-row>
        <table:table-row table:style-name="ro1">
          <table:table-cell/>
          <table:table-cell table:style-name="ce69" office:value-type="string" calcext:value-type="string">
            <text:p>Total</text:p>
          </table:table-cell>
          <table:table-cell table:style-name="ce172" table:formula="of:=SUM([.C13:.C30])" office:value-type="float" office:value="110" calcext:value-type="float">
            <text:p>110.0%</text:p>
          </table:table-cell>
          <table:table-cell table:style-name="ce32"/>
          <table:table-cell table:style-name="ce173" table:formula="of:=SUM([.E13:.E30])" office:value-type="float" office:value="499.62" calcext:value-type="float">
            <text:p>499.6g</text:p>
          </table:table-cell>
          <table:table-cell table:style-name="ce38" table:formula="of:=SUM([.F13:.F30])" office:value-type="float" office:value="63.5316792" calcext:value-type="float">
            <text:p>63.5g</text:p>
          </table:table-cell>
          <table:table-cell/>
          <table:table-cell table:style-name="Default"/>
          <table:table-cell table:number-columns-repeated="2"/>
          <table:table-cell table:style-name="ce111" office:value-type="string" calcext:value-type="string">
            <text:p>Variant 1 (cold)</text:p>
          </table:table-cell>
          <table:table-cell table:style-name="ce111" office:value-type="string" calcext:value-type="string">
            <text:p>Variant 2 (hot)</text:p>
          </table:table-cell>
        </table:table-row>
        <table:table-row table:style-name="ro1">
          <table:table-cell table:number-columns-repeated="10"/>
          <table:table-cell table:style-name="ce115" office:value-type="string" calcext:value-type="string">
            <text:p>dissolve lye in H20</text:p>
          </table:table-cell>
          <table:table-cell table:style-name="ce125" office:value-type="string" calcext:value-type="string">
            <text:p>dissolve lye in H20</text:p>
          </table:table-cell>
        </table:table-row>
        <table:table-row table:style-name="ro1">
          <table:table-cell table:number-columns-repeated="10"/>
          <table:table-cell table:style-name="ce116" office:value-type="string" calcext:value-type="string">
            <text:p>mix oils and heat to 30°C</text:p>
          </table:table-cell>
          <table:table-cell table:style-name="ce126" office:value-type="string" calcext:value-type="string">
            <text:p>mix oils and heat to 100°C</text:p>
          </table:table-cell>
        </table:table-row>
        <table:table-row table:style-name="ro1">
          <table:table-cell table:number-columns-repeated="3"/>
          <table:table-cell table:style-name="ce33" table:content-validation-name="val9"/>
          <table:table-cell table:style-name="Default"/>
          <table:table-cell table:number-columns-repeated="5"/>
          <table:table-cell table:style-name="ce116" office:value-type="string" calcext:value-type="string">
            <text:p>stir oils + lye for 30’</text:p>
          </table:table-cell>
          <table:table-cell table:style-name="ce154" office:value-type="string" calcext:value-type="string">
            <text:p>stir oils + lye for 30’ or</text:p>
          </table:table-cell>
        </table:table-row>
        <table:table-row table:style-name="ro1">
          <table:table-cell table:number-columns-repeated="3"/>
          <table:table-cell table:style-name="ce34"/>
          <table:table-cell table:style-name="Default"/>
          <table:table-cell table:number-columns-repeated="5"/>
          <table:table-cell table:style-name="ce117"/>
          <table:table-cell table:style-name="ce146" office:value-type="string" calcext:value-type="string">
            <text:p>until temperature reaches 30°C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7" office:value-type="string" calcext:value-type="string">
            <text:p>add other ingredients</text:p>
          </table:table-cell>
          <table:table-cell table:style-name="ce154" office:value-type="string" calcext:value-type="string">
            <text:p>add other ingredient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6" office:value-type="string" calcext:value-type="string">
            <text:p>stir 10’</text:p>
          </table:table-cell>
          <table:table-cell table:style-name="ce126" office:value-type="string" calcext:value-type="string">
            <text:p>stir 10’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6" office:value-type="string" calcext:value-type="string">
            <text:p>decant into vessel or forms</text:p>
          </table:table-cell>
          <table:table-cell table:style-name="ce126" office:value-type="string" calcext:value-type="string">
            <text:p>decant into vessel or form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8" office:value-type="string" calcext:value-type="string">
            <text:p>4 weeks maturing</text:p>
          </table:table-cell>
          <table:table-cell table:style-name="ce147" office:value-type="string" calcext:value-type="string">
            <text:p>2 weeks maturing</text:p>
          </table:table-cell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104852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Template Recipe'.C31:'Template Recipe'.C31">
            <calcext:condition calcext:apply-style-name="Bad" calcext:value="!=100" calcext:base-cell-address="'Template Recipe'.C31"/>
          </calcext:conditional-format>
          <calcext:conditional-format calcext:target-range-address="'Template Recipe'.E31:'Template Recipe'.E31">
            <calcext:condition calcext:apply-style-name="Bad" calcext:value="!=ROUND([.C8];2)" calcext:base-cell-address="'Template Recipe'.E31"/>
          </calcext:conditional-format>
        </calcext:conditional-formats>
      </table:table>
      <table:table table:name="Oil(Fat) DB" table:style-name="ta1">
        <office:forms form:automatic-focus="false" form:apply-design-mode="false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1"/>
        <table:table-column table:style-name="co30" table:default-cell-style-name="Default"/>
        <table:table-column table:style-name="co5" table:default-cell-style-name="ce61"/>
        <table:table-column table:style-name="co3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9" table:default-cell-style-name="ce41"/>
        <table:table-column table:style-name="co12" table:number-columns-repeated="7" table:default-cell-style-name="Default"/>
        <table:table-column table:style-name="co33" table:default-cell-style-name="Default"/>
        <table:table-column table:style-name="co34" table:default-cell-style-name="ce41"/>
        <table:table-column table:style-name="co35" table:default-cell-style-name="Default"/>
        <table:table-column table:style-name="co12" table:number-columns-repeated="985" table:default-cell-style-name="Default"/>
        <table:table-row table:style-name="ro2">
          <table:table-cell table:style-name="ce29" office:value-type="string" calcext:value-type="string" table:number-columns-spanned="18" table:number-rows-spanned="1">
            <text:p>Features (one component soap)</text:p>
          </table:table-cell>
          <table:covered-table-cell table:style-name="ce29"/>
          <table:covered-table-cell table:number-columns-repeated="16" table:style-name="ce178"/>
          <table:table-cell table:style-name="ce57"/>
          <table:table-cell table:style-name="ce29" office:value-type="string" calcext:value-type="string" table:number-columns-spanned="9" table:number-rows-spanned="2">
            <text:p>Grants Consistency (more component soap)</text:p>
          </table:table-cell>
          <table:covered-table-cell table:style-name="ce191"/>
          <table:covered-table-cell table:style-name="ce29"/>
          <table:covered-table-cell table:number-columns-repeated="2" table:style-name="ce178"/>
          <table:covered-table-cell table:style-name="ce104"/>
          <table:covered-table-cell table:number-columns-repeated="3" table:style-name="ce178"/>
          <table:table-cell table:style-name="ce62"/>
          <table:table-cell table:style-name="ce29" office:value-type="string" calcext:value-type="string" table:number-columns-spanned="8" table:number-rows-spanned="2">
            <text:p>Essential Aliphatic Acids [%]</text:p>
          </table:table-cell>
          <table:covered-table-cell table:number-columns-repeated="7" table:style-name="ce178"/>
          <table:table-cell table:style-name="ce64"/>
          <table:table-cell table:style-name="ce51" table:number-columns-repeated="986"/>
        </table:table-row>
        <table:table-row table:style-name="ro2">
          <table:table-cell table:style-name="ce104" table:number-columns-repeated="2"/>
          <table:table-cell table:style-name="ce70" office:value-type="string" calcext:value-type="string" table:number-columns-spanned="2" table:number-rows-spanned="1">
            <text:p>Saponification Number</text:p>
          </table:table-cell>
          <table:covered-table-cell table:style-name="ce104"/>
          <table:table-cell table:style-name="ce70" office:value-type="string" calcext:value-type="string" table:number-columns-spanned="2" table:number-rows-spanned="1">
            <text:p>Iodine Number</text:p>
          </table:table-cell>
          <table:covered-table-cell table:style-name="ce104"/>
          <table:table-cell table:style-name="ce183" table:number-columns-repeated="12"/>
          <table:table-cell table:style-name="ce57"/>
          <table:covered-table-cell table:style-name="ce59"/>
          <table:covered-table-cell table:style-name="ce191"/>
          <table:covered-table-cell table:number-columns-repeated="4" table:style-name="ce183"/>
          <table:covered-table-cell table:number-columns-repeated="3" table:style-name="ce178"/>
          <table:table-cell table:style-name="ce62"/>
          <table:covered-table-cell table:style-name="ce63"/>
          <table:covered-table-cell table:number-columns-repeated="7" table:style-name="ce104"/>
          <table:table-cell table:style-name="ce64"/>
          <table:table-cell table:style-name="ce51" table:number-columns-repeated="986"/>
        </table:table-row>
        <table:table-row table:style-name="ro2">
          <table:table-cell table:style-name="ce104" office:value-type="string" calcext:value-type="string">
            <text:p>Fat/Oil</text:p>
          </table:table-cell>
          <table:table-cell table:style-name="ce104" office:value-type="string" calcext:value-type="string">
            <text:p>Allergen</text:p>
          </table:table-cell>
          <table:table-cell table:style-name="ce104" office:value-type="string" calcext:value-type="string">
            <text:p>NaOH</text:p>
          </table:table-cell>
          <table:table-cell table:style-name="ce104" office:value-type="string" calcext:value-type="string">
            <text:p>KOH</text:p>
          </table:table-cell>
          <table:table-cell table:style-name="ce53" office:value-type="string" calcext:value-type="string">
            <text:p>min</text:p>
          </table:table-cell>
          <table:table-cell table:style-name="ce53" office:value-type="string" calcext:value-type="string">
            <text:p>max</text:p>
          </table:table-cell>
          <table:table-cell table:style-name="ce104" office:value-type="string" calcext:value-type="string">
            <text:p>Rancid Tendency</text:p>
          </table:table-cell>
          <table:table-cell table:style-name="ce104" office:value-type="string" calcext:value-type="string">
            <text:p>Saponification</text:p>
          </table:table-cell>
          <table:table-cell table:style-name="ce104" office:value-type="string" calcext:value-type="string">
            <text:p>Colour</text:p>
          </table:table-cell>
          <table:table-cell table:style-name="ce70" office:value-type="string" calcext:value-type="string" table:number-columns-spanned="2" table:number-rows-spanned="1">
            <text:p>Structural Integrity</text:p>
          </table:table-cell>
          <table:covered-table-cell table:style-name="ce104"/>
          <table:table-cell table:style-name="ce104" office:value-type="string" calcext:value-type="string">
            <text:p>Cleaning Power</text:p>
          </table:table-cell>
          <table:table-cell table:style-name="ce29" office:value-type="string" calcext:value-type="string" table:number-columns-spanned="3" table:number-rows-spanned="1">
            <text:p>Foam</text:p>
          </table:table-cell>
          <table:covered-table-cell table:style-name="ce104" office:value-type="string" calcext:value-type="string">
            <text:p>Foam</text:p>
          </table:covered-table-cell>
          <table:covered-table-cell table:style-name="ce104"/>
          <table:table-cell table:style-name="ce104" office:value-type="string" calcext:value-type="string">
            <text:p>Skin Type</text:p>
          </table:table-cell>
          <table:table-cell table:style-name="ce70" office:value-type="string" calcext:value-type="string" table:number-columns-spanned="2" table:number-rows-spanned="1">
            <text:p>Effect on Skin</text:p>
          </table:table-cell>
          <table:covered-table-cell table:style-name="ce104"/>
          <table:table-cell table:style-name="ce58"/>
          <table:table-cell table:style-name="ce104" office:value-type="string" calcext:value-type="string">
            <text:p>Max. Fat Ratio [%]</text:p>
          </table:table-cell>
          <table:table-cell table:style-name="ce104" office:value-type="string" calcext:value-type="string">
            <text:p>Saponification</text:p>
          </table:table-cell>
          <table:table-cell table:style-name="ce104" office:value-type="string" calcext:value-type="string">
            <text:p>Structural Integrity</text:p>
          </table:table-cell>
          <table:table-cell table:style-name="ce104" office:value-type="string" calcext:value-type="string">
            <text:p>Soap Glue</text:p>
          </table:table-cell>
          <table:table-cell table:style-name="ce104" office:value-type="string" calcext:value-type="string">
            <text:p>Cleaning Power</text:p>
          </table:table-cell>
          <table:table-cell table:number-columns-repeated="2" table:style-name="ce104" office:value-type="string" calcext:value-type="string">
            <text:p>Foam</text:p>
          </table:table-cell>
          <table:table-cell table:number-columns-repeated="2" table:style-name="ce104" office:value-type="string" calcext:value-type="string">
            <text:p>Colour</text:p>
          </table:table-cell>
          <table:table-cell table:style-name="ce58"/>
          <table:table-cell table:style-name="ce104" office:value-type="string" calcext:value-type="string">
            <text:p>C12:0</text:p>
          </table:table-cell>
          <table:table-cell table:style-name="ce104" office:value-type="string" calcext:value-type="string">
            <text:p>C14:0</text:p>
          </table:table-cell>
          <table:table-cell table:style-name="ce104" office:value-type="string" calcext:value-type="string">
            <text:p>C16:0</text:p>
          </table:table-cell>
          <table:table-cell table:style-name="ce104" office:value-type="string" calcext:value-type="string">
            <text:p>C18:0</text:p>
          </table:table-cell>
          <table:table-cell table:style-name="ce104" office:value-type="string" calcext:value-type="string">
            <text:p>C18:1</text:p>
          </table:table-cell>
          <table:table-cell table:style-name="ce104" office:value-type="string" calcext:value-type="string">
            <text:p>C18:2</text:p>
          </table:table-cell>
          <table:table-cell table:style-name="ce104" office:value-type="string" calcext:value-type="string">
            <text:p>C18:3</text:p>
          </table:table-cell>
          <table:table-cell table:style-name="ce104" office:value-type="string" calcext:value-type="string">
            <text:p>Not Saponifying</text:p>
          </table:table-cell>
          <table:table-cell table:style-name="ce58"/>
          <table:table-cell table:style-name="ce65" office:value-type="string" calcext:value-type="string">
            <text:p>Notes</text:p>
          </table:table-cell>
          <table:table-cell table:style-name="ce51" table:number-columns-repeated="985"/>
        </table:table-row>
        <table:table-row table:style-name="ro2">
          <table:table-cell office:value-type="string" calcext:value-type="string">
            <text:p>Coconut Fat</text:p>
          </table:table-cell>
          <table:table-cell table:content-validation-name="val14" office:value-type="string" calcext:value-type="string">
            <text:p>No</text:p>
          </table:table-cell>
          <table:table-cell table:style-name="ce52" office:value-type="float" office:value="0.182" calcext:value-type="float">
            <text:p>0.182</text:p>
          </table:table-cell>
          <table:table-cell table:style-name="ce52" office:value-type="float" office:value="0.255" calcext:value-type="float">
            <text:p>0.255</text:p>
          </table:table-cell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10" calcext:value-type="float">
            <text:p>10</text:p>
          </table:table-cell>
          <table:table-cell table:style-name="ce56" table:content-validation-name="val15" office:value-type="string" calcext:value-type="string">
            <text:p>no</text:p>
          </table:table-cell>
          <table:table-cell table:content-validation-name="val16" office:value-type="string" calcext:value-type="string">
            <text:p>easy</text:p>
          </table:table-cell>
          <table:table-cell table:content-validation-name="val17" office:value-type="string" calcext:value-type="string">
            <text:p>white to graywhite</text:p>
          </table:table-cell>
          <table:table-cell table:content-validation-name="val18" office:value-type="string" calcext:value-type="string">
            <text:p>hard to brittle</text:p>
          </table:table-cell>
          <table:table-cell table:content-validation-name="val18" office:value-type="string" calcext:value-type="string">
            <text:p>stable shape</text:p>
          </table:table-cell>
          <table:table-cell table:content-validation-name="val19" office:value-type="string" calcext:value-type="string">
            <text:p>high</text:p>
          </table:table-cell>
          <table:table-cell table:content-validation-name="val20" office:value-type="string" calcext:value-type="string">
            <text:p>easily</text:p>
          </table:table-cell>
          <table:table-cell table:content-validation-name="val20" office:value-type="string" calcext:value-type="string">
            <text:p>large bubbles</text:p>
          </table:table-cell>
          <table:table-cell table:content-validation-name="val20" office:value-type="string" calcext:value-type="string">
            <text:p>volatile</text:p>
          </table:table-cell>
          <table:table-cell table:content-validation-name="val21" office:value-type="string" calcext:value-type="string">
            <text:p>all</text:p>
          </table:table-cell>
          <table:table-cell table:content-validation-name="val22" office:value-type="string" calcext:value-type="string">
            <text:p>dries out</text:p>
          </table:table-cell>
          <table:table-cell table:content-validation-name="val22"/>
          <table:table-cell table:style-name="ce187" table:content-validation-name="val23"/>
          <table:table-cell table:content-validation-name="val24" office:value-type="float" office:value="35" calcext:value-type="float">
            <text:p>35</text:p>
          </table:table-cell>
          <table:table-cell table:style-name="ce192" table:content-validation-name="val25" office:value-type="string" calcext:value-type="string">
            <text:p>increases</text:p>
          </table:table-cell>
          <table:table-cell table:content-validation-name="val26" office:value-type="string" calcext:value-type="string">
            <text:p>increases integrity</text:p>
          </table:table-cell>
          <table:table-cell table:content-validation-name="val27"/>
          <table:table-cell table:content-validation-name="val28" office:value-type="string" calcext:value-type="string">
            <text:p>increases</text:p>
          </table:table-cell>
          <table:table-cell table:content-validation-name="val29" office:value-type="string" calcext:value-type="string">
            <text:p>larger bubbles</text:p>
          </table:table-cell>
          <table:table-cell table:content-validation-name="val29" office:value-type="string" calcext:value-type="string">
            <text:p>increases volume</text:p>
          </table:table-cell>
          <table:table-cell table:content-validation-name="val30" table:number-columns-repeated="2"/>
          <table:table-cell table:style-name="ce187" table:content-validation-name="val21"/>
          <table:table-cell table:style-name="ce51" office:value-type="string" calcext:value-type="string">
            <text:p>45-53</text:p>
          </table:table-cell>
          <table:table-cell office:value-type="string" calcext:value-type="string">
            <text:p>17-21</text:p>
          </table:table-cell>
          <table:table-cell office:value-type="string" calcext:value-type="string">
            <text:p>7-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-1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ries skin if ratio &gt; 35%.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Olive Oil</text:p>
          </table:table-cell>
          <table:table-cell table:content-validation-name="val14" office:value-type="string" calcext:value-type="string">
            <text:p>No</text:p>
          </table:table-cell>
          <table:table-cell table:style-name="ce52" office:value-type="float" office:value="0.136" calcext:value-type="float">
            <text:p>0.136</text:p>
          </table:table-cell>
          <table:table-cell table:style-name="ce52" office:value-type="float" office:value="0.19" calcext:value-type="float">
            <text:p>0.19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style-name="ce56" table:content-validation-name="val15" office:value-type="string" calcext:value-type="string">
            <text:p>low</text:p>
          </table:table-cell>
          <table:table-cell table:content-validation-name="val16" office:value-type="string" calcext:value-type="string">
            <text:p>hard</text:p>
          </table:table-cell>
          <table:table-cell table:content-validation-name="val17" office:value-type="string" calcext:value-type="string">
            <text:p>yellow to yellowbrown</text:p>
          </table:table-cell>
          <table:table-cell table:content-validation-name="val18" office:value-type="string" calcext:value-type="string">
            <text:p>soft (hardens very slow)</text:p>
          </table:table-cell>
          <table:table-cell table:content-validation-name="val18" office:value-type="string" calcext:value-type="string">
            <text:p>looses integrity (soaks water)</text:p>
          </table:table-cell>
          <table:table-cell table:content-validation-name="val19" office:value-type="string" calcext:value-type="string">
            <text:p>high</text:p>
          </table:table-cell>
          <table:table-cell table:content-validation-name="val20" office:value-type="string" calcext:value-type="string">
            <text:p>unwillingly</text:p>
          </table:table-cell>
          <table:table-cell table:content-validation-name="val20" office:value-type="string" calcext:value-type="string">
            <text:p>small bubbles</text:p>
          </table:table-cell>
          <table:table-cell table:content-validation-name="val20" office:value-type="string" calcext:value-type="string">
            <text:p>consistent</text:p>
          </table:table-cell>
          <table:table-cell table:content-validation-name="val21" office:value-type="string" calcext:value-type="string">
            <text:p>all</text:p>
          </table:table-cell>
          <table:table-cell table:content-validation-name="val22" office:value-type="string" calcext:value-type="string">
            <text:p>very mild</text:p>
          </table:table-cell>
          <table:table-cell table:content-validation-name="val22" office:value-type="string" calcext:value-type="string">
            <text:p>pleasant</text:p>
          </table:table-cell>
          <table:table-cell table:style-name="ce187" table:content-validation-name="val24"/>
          <table:table-cell table:content-validation-name="val24" office:value-type="float" office:value="100" calcext:value-type="float">
            <text:p>100</text:p>
          </table:table-cell>
          <table:table-cell table:style-name="ce192" table:content-validation-name="val25"/>
          <table:table-cell table:content-validation-name="val26" office:value-type="string" calcext:value-type="string">
            <text:p>reduces integrity</text:p>
          </table:table-cell>
          <table:table-cell table:content-validation-name="val27"/>
          <table:table-cell table:content-validation-name="val28" office:value-type="string" calcext:value-type="string">
            <text:p>increases</text:p>
          </table:table-cell>
          <table:table-cell table:content-validation-name="val29" table:number-columns-repeated="2"/>
          <table:table-cell table:content-validation-name="val30" table:number-columns-repeated="2"/>
          <table:table-cell table:style-name="ce187" table:content-validation-name="val21"/>
          <table:table-cell table:number-columns-repeated="2"/>
          <table:table-cell office:value-type="string" calcext:value-type="string">
            <text:p>9-11</text:p>
          </table:table-cell>
          <table:table-cell/>
          <table:table-cell table:style-name="ce51" office:value-type="string" calcext:value-type="string">
            <text:p>76-80</text:p>
          </table:table-cell>
          <table:table-cell office:value-type="string" calcext:value-type="string">
            <text:p>5-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ined oil saponifies harder (less saturated fat acids). If fat ratio is high soap soaks water and must dry.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peseed Oil</text:p>
          </table:table-cell>
          <table:table-cell table:content-validation-name="val14" office:value-type="string" calcext:value-type="string">
            <text:p>No</text:p>
          </table:table-cell>
          <table:table-cell table:style-name="ce52" office:value-type="float" office:value="0.136" calcext:value-type="float">
            <text:p>0.136</text:p>
          </table:table-cell>
          <table:table-cell table:style-name="ce52" office:value-type="float" office:value="0.19" calcext:value-type="float">
            <text:p>0.190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table:style-name="ce56" table:content-validation-name="val15" office:value-type="string" calcext:value-type="string">
            <text:p>medium</text:p>
          </table:table-cell>
          <table:table-cell table:content-validation-name="val16" office:value-type="string" calcext:value-type="string">
            <text:p>hard</text:p>
          </table:table-cell>
          <table:table-cell table:content-validation-name="val17"/>
          <table:table-cell table:content-validation-name="val18" table:number-columns-repeated="2"/>
          <table:table-cell table:content-validation-name="val19" office:value-type="string" calcext:value-type="string">
            <text:p>low</text:p>
          </table:table-cell>
          <table:table-cell table:content-validation-name="val20" table:number-columns-repeated="3"/>
          <table:table-cell table:content-validation-name="val21" office:value-type="string" calcext:value-type="string">
            <text:p>dry + sensitive</text:p>
          </table:table-cell>
          <table:table-cell table:content-validation-name="val22" office:value-type="string" calcext:value-type="string">
            <text:p>mild</text:p>
          </table:table-cell>
          <table:table-cell table:content-validation-name="val22" office:value-type="string" calcext:value-type="string">
            <text:p>pleasant</text:p>
          </table:table-cell>
          <table:table-cell table:style-name="ce187" table:content-validation-name="val24"/>
          <table:table-cell table:content-validation-name="val24" office:value-type="float" office:value="10" calcext:value-type="float">
            <text:p>10</text:p>
          </table:table-cell>
          <table:table-cell table:style-name="ce192" table:content-validation-name="val25"/>
          <table:table-cell table:content-validation-name="val26" office:value-type="string" calcext:value-type="string">
            <text:p>reduces integrity</text:p>
          </table:table-cell>
          <table:table-cell table:content-validation-name="val27"/>
          <table:table-cell table:content-validation-name="val28" office:value-type="string" calcext:value-type="string">
            <text:p>increases</text:p>
          </table:table-cell>
          <table:table-cell table:content-validation-name="val29" table:number-columns-repeated="2"/>
          <table:table-cell table:content-validation-name="val30" table:number-columns-repeated="2"/>
          <table:table-cell table:style-name="ce187" table:content-validation-name="val21"/>
          <table:table-cell table:number-columns-repeated="995"/>
        </table:table-row>
        <table:table-row table:style-name="ro2">
          <table:table-cell office:value-type="string" calcext:value-type="string">
            <text:p>Rapeseed Oil (HOLLi)</text:p>
          </table:table-cell>
          <table:table-cell table:content-validation-name="val14" office:value-type="string" calcext:value-type="string">
            <text:p>No</text:p>
          </table:table-cell>
          <table:table-cell table:style-name="ce52" table:number-columns-repeated="2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style-name="ce56" table:content-validation-name="val15" office:value-type="string" calcext:value-type="string">
            <text:p>low</text:p>
          </table:table-cell>
          <table:table-cell table:content-validation-name="val16" office:value-type="string" calcext:value-type="string">
            <text:p>hard</text:p>
          </table:table-cell>
          <table:table-cell table:content-validation-name="val17" office:value-type="string" calcext:value-type="string">
            <text:p>yellow</text:p>
          </table:table-cell>
          <table:table-cell table:content-validation-name="val18" office:value-type="string" calcext:value-type="string">
            <text:p>hard </text:p>
          </table:table-cell>
          <table:table-cell table:content-validation-name="val18" office:value-type="string" calcext:value-type="string">
            <text:p>looses integrity (soaks water)</text:p>
          </table:table-cell>
          <table:table-cell table:content-validation-name="val19" office:value-type="string" calcext:value-type="string">
            <text:p>low</text:p>
          </table:table-cell>
          <table:table-cell table:content-validation-name="val20" office:value-type="string" calcext:value-type="string">
            <text:p>unwillingly</text:p>
          </table:table-cell>
          <table:table-cell table:content-validation-name="val20" office:value-type="string" calcext:value-type="string">
            <text:p>small bubbles</text:p>
          </table:table-cell>
          <table:table-cell table:content-validation-name="val20" office:value-type="string" calcext:value-type="string">
            <text:p>consistent</text:p>
          </table:table-cell>
          <table:table-cell table:content-validation-name="val21" office:value-type="string" calcext:value-type="string">
            <text:p>dry + sensitive</text:p>
          </table:table-cell>
          <table:table-cell table:content-validation-name="val22" office:value-type="string" calcext:value-type="string">
            <text:p>mild</text:p>
          </table:table-cell>
          <table:table-cell table:content-validation-name="val22" office:value-type="string" calcext:value-type="string">
            <text:p>pleasant</text:p>
          </table:table-cell>
          <table:table-cell table:style-name="ce187" table:content-validation-name="val24"/>
          <table:table-cell table:content-validation-name="val24" office:value-type="float" office:value="35" calcext:value-type="float">
            <text:p>35</text:p>
          </table:table-cell>
          <table:table-cell table:style-name="ce192" table:content-validation-name="val25"/>
          <table:table-cell table:content-validation-name="val26" office:value-type="string" calcext:value-type="string">
            <text:p>reduces integrity</text:p>
          </table:table-cell>
          <table:table-cell table:content-validation-name="val27"/>
          <table:table-cell table:content-validation-name="val28" office:value-type="string" calcext:value-type="string">
            <text:p>increases</text:p>
          </table:table-cell>
          <table:table-cell table:content-validation-name="val29" table:number-columns-repeated="2"/>
          <table:table-cell table:content-validation-name="val30" table:number-columns-repeated="2"/>
          <table:table-cell table:style-name="ce187" table:content-validation-name="val21"/>
          <table:table-cell table:number-columns-repeated="4"/>
          <table:table-cell table:style-name="ce51" office:value-type="string" calcext:value-type="string">
            <text:p>51-70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5-14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Sunflower Oil</text:p>
          </table:table-cell>
          <table:table-cell table:content-validation-name="val14" office:value-type="string" calcext:value-type="string">
            <text:p>No</text:p>
          </table:table-cell>
          <table:table-cell table:style-name="ce52" office:value-type="float" office:value="0.136" calcext:value-type="float">
            <text:p>0.136</text:p>
          </table:table-cell>
          <table:table-cell table:style-name="ce52" office:value-type="float" office:value="0.191" calcext:value-type="float">
            <text:p>0.191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table:style-name="ce56" table:content-validation-name="val15" office:value-type="string" calcext:value-type="string">
            <text:p>high</text:p>
          </table:table-cell>
          <table:table-cell table:content-validation-name="val16" office:value-type="string" calcext:value-type="string">
            <text:p>hard</text:p>
          </table:table-cell>
          <table:table-cell table:content-validation-name="val17" office:value-type="string" calcext:value-type="string">
            <text:p>yellow</text:p>
          </table:table-cell>
          <table:table-cell table:content-validation-name="val18" office:value-type="string" calcext:value-type="string">
            <text:p>soft</text:p>
          </table:table-cell>
          <table:table-cell table:content-validation-name="val18" office:value-type="string" calcext:value-type="string">
            <text:p>looses integrity (soaks water)</text:p>
          </table:table-cell>
          <table:table-cell table:content-validation-name="val19"/>
          <table:table-cell table:content-validation-name="val20" office:value-type="string" calcext:value-type="string">
            <text:p>easily</text:p>
          </table:table-cell>
          <table:table-cell table:content-validation-name="val20" office:value-type="string" calcext:value-type="string">
            <text:p>medium sized bubbles</text:p>
          </table:table-cell>
          <table:table-cell table:content-validation-name="val20" office:value-type="string" calcext:value-type="string">
            <text:p>rather consistent</text:p>
          </table:table-cell>
          <table:table-cell table:content-validation-name="val21" office:value-type="string" calcext:value-type="string">
            <text:p>all</text:p>
          </table:table-cell>
          <table:table-cell table:content-validation-name="val22" office:value-type="string" calcext:value-type="string">
            <text:p>mild</text:p>
          </table:table-cell>
          <table:table-cell table:content-validation-name="val22"/>
          <table:table-cell table:style-name="ce187" table:content-validation-name="val24"/>
          <table:table-cell table:style-name="ce54" table:content-validation-name="val24" office:value-type="float" office:value="10" calcext:value-type="float">
            <text:p>10</text:p>
          </table:table-cell>
          <table:table-cell table:style-name="ce192" table:content-validation-name="val25"/>
          <table:table-cell table:content-validation-name="val26" office:value-type="string" calcext:value-type="string">
            <text:p>reduces integrity</text:p>
          </table:table-cell>
          <table:table-cell table:content-validation-name="val27"/>
          <table:table-cell table:content-validation-name="val28" office:value-type="string" calcext:value-type="string">
            <text:p>increases</text:p>
          </table:table-cell>
          <table:table-cell table:content-validation-name="val29" table:number-columns-repeated="2"/>
          <table:table-cell table:content-validation-name="val30" table:number-columns-repeated="2"/>
          <table:table-cell table:style-name="ce187" table:content-validation-name="val21"/>
          <table:table-cell table:number-columns-repeated="2"/>
          <table:table-cell office:value-type="string" calcext:value-type="string">
            <text:p>5-8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4-39</text:p>
          </table:table-cell>
          <table:table-cell table:style-name="ce51" office:value-type="string" calcext:value-type="string">
            <text:p>48-7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unflower Oil (HO – high oleic acid)</text:p>
          </table:table-cell>
          <table:table-cell table:content-validation-name="val14" office:value-type="string" calcext:value-type="string">
            <text:p>No</text:p>
          </table:table-cell>
          <table:table-cell table:style-name="ce52" office:value-type="float" office:value="0.134" calcext:value-type="float">
            <text:p>0.134</text:p>
          </table:table-cell>
          <table:table-cell table:style-name="ce52" office:value-type="float" office:value="0.188" calcext:value-type="float">
            <text:p>0.188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style-name="ce56" table:content-validation-name="val15" office:value-type="string" calcext:value-type="string">
            <text:p>low</text:p>
          </table:table-cell>
          <table:table-cell table:content-validation-name="val16" office:value-type="string" calcext:value-type="string">
            <text:p>hard</text:p>
          </table:table-cell>
          <table:table-cell table:content-validation-name="val17" office:value-type="string" calcext:value-type="string">
            <text:p>white to yellow</text:p>
          </table:table-cell>
          <table:table-cell table:content-validation-name="val18" office:value-type="string" calcext:value-type="string">
            <text:p>hard </text:p>
          </table:table-cell>
          <table:table-cell table:content-validation-name="val18" office:value-type="string" calcext:value-type="string">
            <text:p>looses integrity (soaks water)</text:p>
          </table:table-cell>
          <table:table-cell table:content-validation-name="val19" office:value-type="string" calcext:value-type="string">
            <text:p>high</text:p>
          </table:table-cell>
          <table:table-cell table:content-validation-name="val20" office:value-type="string" calcext:value-type="string">
            <text:p>unwillingly reduced</text:p>
          </table:table-cell>
          <table:table-cell table:content-validation-name="val20" office:value-type="string" calcext:value-type="string">
            <text:p>small bubbles</text:p>
          </table:table-cell>
          <table:table-cell table:content-validation-name="val20" office:value-type="string" calcext:value-type="string">
            <text:p>consistent</text:p>
          </table:table-cell>
          <table:table-cell table:content-validation-name="val21" office:value-type="string" calcext:value-type="string">
            <text:p>dry + sensitive</text:p>
          </table:table-cell>
          <table:table-cell table:content-validation-name="val22" office:value-type="string" calcext:value-type="string">
            <text:p>very mild</text:p>
          </table:table-cell>
          <table:table-cell table:content-validation-name="val22" office:value-type="string" calcext:value-type="string">
            <text:p>slightly greasy</text:p>
          </table:table-cell>
          <table:table-cell table:style-name="ce187" table:content-validation-name="val24"/>
          <table:table-cell table:style-name="ce54" table:content-validation-name="val24" office:value-type="float" office:value="60" calcext:value-type="float">
            <text:p>60</text:p>
          </table:table-cell>
          <table:table-cell table:style-name="ce192" table:content-validation-name="val25"/>
          <table:table-cell table:content-validation-name="val26" office:value-type="string" calcext:value-type="string">
            <text:p>reduces integrity</text:p>
          </table:table-cell>
          <table:table-cell table:content-validation-name="val27"/>
          <table:table-cell table:content-validation-name="val28" office:value-type="string" calcext:value-type="string">
            <text:p>increases</text:p>
          </table:table-cell>
          <table:table-cell table:content-validation-name="val29" table:number-columns-repeated="2"/>
          <table:table-cell table:content-validation-name="val30" table:number-columns-repeated="2"/>
          <table:table-cell table:style-name="ce187" table:content-validation-name="val21"/>
          <table:table-cell table:number-columns-repeated="2"/>
          <table:table-cell office:value-type="string" calcext:value-type="string">
            <text:p>3-5</text:p>
          </table:table-cell>
          <table:table-cell office:value-type="string" calcext:value-type="string">
            <text:p>3-6</text:p>
          </table:table-cell>
          <table:table-cell table:style-name="ce51" office:value-type="string" calcext:value-type="string">
            <text:p>75-90</text:p>
          </table:table-cell>
          <table:table-cell office:value-type="string" calcext:value-type="string">
            <text:p>2-1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Pumpkin Seed Oil</text:p>
          </table:table-cell>
          <table:table-cell table:content-validation-name="val14" office:value-type="string" calcext:value-type="string">
            <text:p>No</text:p>
          </table:table-cell>
          <table:table-cell table:style-name="ce52" office:value-type="float" office:value="0.138" calcext:value-type="float">
            <text:p>0.138</text:p>
          </table:table-cell>
          <table:table-cell table:style-name="ce52" office:value-type="float" office:value="0.193" calcext:value-type="float">
            <text:p>0.193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table:style-name="ce56" table:content-validation-name="val15" office:value-type="string" calcext:value-type="string">
            <text:p>medium to high</text:p>
          </table:table-cell>
          <table:table-cell table:content-validation-name="val16" office:value-type="string" calcext:value-type="string">
            <text:p>hard</text:p>
          </table:table-cell>
          <table:table-cell table:content-validation-name="val17"/>
          <table:table-cell table:content-validation-name="val18" table:number-columns-repeated="2"/>
          <table:table-cell table:content-validation-name="val19"/>
          <table:table-cell table:content-validation-name="val18"/>
          <table:table-cell table:content-validation-name="val20" table:number-columns-repeated="2"/>
          <table:table-cell table:content-validation-name="val21"/>
          <table:table-cell table:content-validation-name="val22" table:number-columns-repeated="2"/>
          <table:table-cell table:style-name="ce187" table:content-validation-name="val24"/>
          <table:table-cell table:style-name="ce54" table:content-validation-name="val24" office:value-type="string" calcext:value-type="string">
            <text:p>10-20</text:p>
          </table:table-cell>
          <table:table-cell table:style-name="ce192" table:content-validation-name="val25"/>
          <table:table-cell table:content-validation-name="val26" office:value-type="string" calcext:value-type="string">
            <text:p>reduces integrity</text:p>
          </table:table-cell>
          <table:table-cell table:content-validation-name="val27"/>
          <table:table-cell table:content-validation-name="val28" office:value-type="string" calcext:value-type="string">
            <text:p>increases</text:p>
          </table:table-cell>
          <table:table-cell table:content-validation-name="val29" table:number-columns-repeated="2"/>
          <table:table-cell table:content-validation-name="val30" office:value-type="string" calcext:value-type="string">
            <text:p>caramel (brown)</text:p>
          </table:table-cell>
          <table:table-cell table:content-validation-name="val30" office:value-type="string" calcext:value-type="string">
            <text:p>fading</text:p>
          </table:table-cell>
          <table:table-cell table:style-name="ce187" table:content-validation-name="val21"/>
          <table:table-cell table:number-columns-repeated="2"/>
          <table:table-cell office:value-type="string" calcext:value-type="string">
            <text:p>3-8</text:p>
          </table:table-cell>
          <table:table-cell/>
          <table:table-cell office:value-type="string" calcext:value-type="string">
            <text:p>21-47</text:p>
          </table:table-cell>
          <table:table-cell table:style-name="ce51" office:value-type="string" calcext:value-type="string">
            <text:p>36-6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Corn Germ Oil</text:p>
          </table:table-cell>
          <table:table-cell table:content-validation-name="val14" office:value-type="string" calcext:value-type="string">
            <text:p>No</text:p>
          </table:table-cell>
          <table:table-cell table:style-name="ce52" office:value-type="float" office:value="0.136" calcext:value-type="float">
            <text:p>0.136</text:p>
          </table:table-cell>
          <table:table-cell table:style-name="ce52" office:value-type="float" office:value="0.19" calcext:value-type="float">
            <text:p>0.190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table:content-validation-name="val15" office:value-type="string" calcext:value-type="string">
            <text:p>medium to high</text:p>
          </table:table-cell>
          <table:table-cell table:content-validation-name="val16" office:value-type="string" calcext:value-type="string">
            <text:p>hard</text:p>
          </table:table-cell>
          <table:table-cell table:content-validation-name="val17"/>
          <table:table-cell table:content-validation-name="val18" table:number-columns-repeated="2"/>
          <table:table-cell table:content-validation-name="val19"/>
          <table:table-cell table:content-validation-name="val18"/>
          <table:table-cell table:content-validation-name="val20" office:value-type="string" calcext:value-type="string">
            <text:p>medium</text:p>
          </table:table-cell>
          <table:table-cell table:content-validation-name="val20"/>
          <table:table-cell table:content-validation-name="val21"/>
          <table:table-cell table:content-validation-name="val22" table:number-columns-repeated="2"/>
          <table:table-cell table:style-name="ce187" table:content-validation-name="val24"/>
          <table:table-cell table:content-validation-name="val24" office:value-type="float" office:value="10" calcext:value-type="float">
            <text:p>10</text:p>
          </table:table-cell>
          <table:table-cell table:style-name="ce192" table:content-validation-name="val25"/>
          <table:table-cell table:content-validation-name="val26" office:value-type="string" calcext:value-type="string">
            <text:p>reduces integrity</text:p>
          </table:table-cell>
          <table:table-cell table:content-validation-name="val27"/>
          <table:table-cell table:content-validation-name="val28"/>
          <table:table-cell table:number-columns-repeated="4"/>
          <table:table-cell table:style-name="ce187" table:content-validation-name="val21"/>
          <table:table-cell table:number-columns-repeated="2"/>
          <table:table-cell office:value-type="string" calcext:value-type="string">
            <text:p>7-17</text:p>
          </table:table-cell>
          <table:table-cell/>
          <table:table-cell office:value-type="string" calcext:value-type="string">
            <text:p>20-42</text:p>
          </table:table-cell>
          <table:table-cell table:style-name="ce51" office:value-type="string" calcext:value-type="string">
            <text:p>34-67</text:p>
          </table:table-cell>
          <table:table-cell table:number-columns-repeated="989"/>
        </table:table-row>
        <table:table-row table:style-name="ro2" table:number-rows-repeated="2">
          <table:table-cell table:number-columns-repeated="6"/>
          <table:table-cell table:content-validation-name="val15"/>
          <table:table-cell table:content-validation-name="val16" table:number-columns-repeated="2"/>
          <table:table-cell table:content-validation-name="val18" table:number-columns-repeated="6"/>
          <table:table-cell table:content-validation-name="val21" table:number-columns-repeated="3"/>
          <table:table-cell table:style-name="ce187" table:content-validation-name="val24"/>
          <table:table-cell table:content-validation-name="val24"/>
          <table:table-cell table:style-name="ce192" table:content-validation-name="val24"/>
          <table:table-cell table:content-validation-name="val24" table:number-columns-repeated="3"/>
          <table:table-cell table:number-columns-repeated="4"/>
          <table:table-cell table:style-name="ce187" table:content-validation-name="val21"/>
          <table:table-cell table:number-columns-repeated="995"/>
        </table:table-row>
        <table:table-row table:style-name="ro2" table:number-rows-repeated="12">
          <table:table-cell table:number-columns-repeated="18"/>
          <table:table-cell table:style-name="ce187" table:content-validation-name="val24"/>
          <table:table-cell table:content-validation-name="val24"/>
          <table:table-cell table:style-name="ce192" table:content-validation-name="val24"/>
          <table:table-cell table:content-validation-name="val24" table:number-columns-repeated="3"/>
          <table:table-cell table:number-columns-repeated="100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ues" table:style-name="ta1">
        <office:forms form:automatic-focus="false" form:apply-design-mode="false"/>
        <table:table-column table:style-name="co12" table:default-cell-style-name="Default"/>
        <table:table-column table:style-name="co36" table:default-cell-style-name="ce192"/>
        <table:table-column table:style-name="co12" table:default-cell-style-name="Default"/>
        <table:table-column table:style-name="co22" table:default-cell-style-name="ce192"/>
        <table:table-column table:style-name="co12" table:default-cell-style-name="Default"/>
        <table:table-column table:style-name="co37" table:default-cell-style-name="ce192"/>
        <table:table-column table:style-name="co12" table:default-cell-style-name="Default"/>
        <table:table-column table:style-name="co38" table:default-cell-style-name="ce192"/>
        <table:table-column table:style-name="co39" table:default-cell-style-name="ce192"/>
        <table:table-column table:style-name="co12" table:default-cell-style-name="Default"/>
        <table:table-column table:style-name="co9" table:default-cell-style-name="ce192"/>
        <table:table-column table:style-name="co16" table:default-cell-style-name="Default"/>
        <table:table-column table:style-name="co40" table:default-cell-style-name="ce192"/>
        <table:table-column table:style-name="co12" table:default-cell-style-name="Default"/>
        <table:table-column table:style-name="co41" table:default-cell-style-name="ce192"/>
        <table:table-column table:style-name="co12" table:default-cell-style-name="Default"/>
        <table:table-column table:style-name="co42" table:default-cell-style-name="ce192"/>
        <table:table-column table:style-name="co12" table:default-cell-style-name="ce192"/>
        <table:table-column table:style-name="co43" table:default-cell-style-name="ce192"/>
        <table:table-column table:style-name="co44" table:default-cell-style-name="ce192"/>
        <table:table-column table:style-name="co45" table:default-cell-style-name="ce192"/>
        <table:table-column table:style-name="co12" table:default-cell-style-name="Default"/>
        <table:table-column table:style-name="co46" table:default-cell-style-name="ce192"/>
        <table:table-column table:style-name="co12" table:default-cell-style-name="Default"/>
        <table:table-column table:style-name="co12" table:default-cell-style-name="ce192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01" office:value-type="string" calcext:value-type="string" table:number-columns-spanned="2" table:number-rows-spanned="1">
            <text:p>Skin</text:p>
          </table:table-cell>
          <table:covered-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01" office:value-type="string" calcext:value-type="string" table:number-columns-spanned="3" table:number-rows-spanned="1">
            <text:p>Grants Consistency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78" office:value-type="string" calcext:value-type="string">
            <text:p>Saponification</text:p>
          </table:table-cell>
          <table:table-cell/>
          <table:table-cell table:style-name="ce178" office:value-type="string" calcext:value-type="string">
            <text:p>Structural Integrity</text:p>
          </table:table-cell>
          <table:table-cell/>
          <table:table-cell table:style-name="ce178" office:value-type="string" calcext:value-type="string">
            <text:p>Rancid Tendency (12 months)</text:p>
          </table:table-cell>
          <table:table-cell/>
          <table:table-cell table:style-name="ce178" office:value-type="string" calcext:value-type="string">
            <text:p>Type</text:p>
          </table:table-cell>
          <table:table-cell table:style-name="ce178" office:value-type="string" calcext:value-type="string">
            <text:p>Effect</text:p>
          </table:table-cell>
          <table:table-cell/>
          <table:table-cell table:style-name="ce178" office:value-type="string" calcext:value-type="string">
            <text:p>Cleaning Power</text:p>
          </table:table-cell>
          <table:table-cell/>
          <table:table-cell table:style-name="ce178" office:value-type="string" calcext:value-type="string">
            <text:p>Foam</text:p>
          </table:table-cell>
          <table:table-cell/>
          <table:table-cell table:style-name="ce178" office:value-type="string" calcext:value-type="string">
            <text:p>Yes/No</text:p>
          </table:table-cell>
          <table:table-cell/>
          <table:table-cell table:style-name="ce178" office:value-type="string" calcext:value-type="string">
            <text:p>Soap</text:p>
          </table:table-cell>
          <table:table-cell table:style-name="ce178" office:value-type="string" calcext:value-type="string">
            <text:p>Soap Glue</text:p>
          </table:table-cell>
          <table:table-cell table:style-name="ce178" office:value-type="string" calcext:value-type="string">
            <text:p>Foam</text:p>
          </table:table-cell>
          <table:table-cell table:style-name="ce178" office:value-type="string" calcext:value-type="string">
            <text:p>Saponification</text:p>
          </table:table-cell>
          <table:table-cell table:style-name="ce178" office:value-type="string" calcext:value-type="string">
            <text:p>Cleaning Power</text:p>
          </table:table-cell>
          <table:table-cell/>
          <table:table-cell table:style-name="ce178" office:value-type="string" calcext:value-type="string">
            <text:p>Color</text:p>
          </table:table-cell>
          <table:table-cell/>
          <table:table-cell table:style-name="ce178" office:value-type="string" calcext:value-type="string">
            <text:p>Lye</text:p>
          </table:table-cell>
        </table:table-row>
        <table:table-row table:style-name="ro1">
          <table:table-cell/>
          <table:table-cell table:style-name="ce39" office:value-type="string" calcext:value-type="string">
            <text:p>easy</text:p>
          </table:table-cell>
          <table:table-cell/>
          <table:table-cell table:style-name="ce39" office:value-type="string" calcext:value-type="string">
            <text:p>hard </text:p>
          </table:table-cell>
          <table:table-cell/>
          <table:table-cell table:style-name="ce39" office:value-type="string" calcext:value-type="string">
            <text:p>no</text:p>
          </table:table-cell>
          <table:table-cell/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dries out</text:p>
          </table:table-cell>
          <table:table-cell/>
          <table:table-cell table:style-name="ce39" office:value-type="string" calcext:value-type="string">
            <text:p>low</text:p>
          </table:table-cell>
          <table:table-cell/>
          <table:table-cell table:style-name="ce39" office:value-type="string" calcext:value-type="string">
            <text:p>unwillingly</text:p>
          </table:table-cell>
          <table:table-cell/>
          <table:table-cell table:style-name="ce39" office:value-type="string" calcext:value-type="string">
            <text:p>Yes</text:p>
          </table:table-cell>
          <table:table-cell/>
          <table:table-cell table:style-name="ce39" office:value-type="string" calcext:value-type="string">
            <text:p>reduces integrity</text:p>
          </table:table-cell>
          <table:table-cell table:style-name="ce39" office:value-type="string" calcext:value-type="string">
            <text:p>hardens</text:p>
          </table:table-cell>
          <table:table-cell table:style-name="ce39" office:value-type="string" calcext:value-type="string">
            <text:p>stabilizes</text:p>
          </table:table-cell>
          <table:table-cell table:number-columns-repeated="2" table:style-name="ce39" office:value-type="string" calcext:value-type="string">
            <text:p>increases</text:p>
          </table:table-cell>
          <table:table-cell/>
          <table:table-cell table:style-name="ce39" office:value-type="string" calcext:value-type="string">
            <text:p>non-fading</text:p>
          </table:table-cell>
          <table:table-cell/>
          <table:table-cell table:style-name="ce39" office:value-type="string" calcext:value-type="string">
            <text:p>NaOH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fat</text:p>
          </table:table-cell>
          <table:table-cell office:value-type="string" calcext:value-type="string">
            <text:p>mild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creases integrity</text:p>
          </table:table-cell>
          <table:table-cell office:value-type="string" calcext:value-type="string">
            <text:p>softens</text:p>
          </table:table-cell>
          <table:table-cell office:value-type="string" calcext:value-type="string">
            <text:p>smaller bubbles</text:p>
          </table:table-cell>
          <table:table-cell office:value-type="string" calcext:value-type="string">
            <text:p>reduces</text:p>
          </table:table-cell>
          <table:table-cell table:number-columns-repeated="2"/>
          <table:table-cell office:value-type="string" calcext:value-type="string">
            <text:p>fading</text:p>
          </table:table-cell>
          <table:table-cell/>
          <table:table-cell office:value-type="string" calcext:value-type="string">
            <text:p>KO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dry + sensitive</text:p>
          </table:table-cell>
          <table:table-cell office:value-type="string" calcext:value-type="string">
            <text:p>very mild</text:p>
          </table:table-cell>
          <table:table-cell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large bubbles</text:p>
          </table:table-cell>
          <table:table-cell table:number-columns-repeated="5"/>
          <table:table-cell office:value-type="string" calcext:value-type="string">
            <text:p>larger bubbles</text:p>
          </table:table-cell>
          <table:table-cell table:number-columns-repeated="3"/>
          <table:table-cell office:value-type="string" calcext:value-type="string">
            <text:p>caramel (brown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ft (hardens very slow)</text:p>
          </table:table-cell>
          <table:table-cell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fat + sensitive</text:p>
          </table:table-cell>
          <table:table-cell office:value-type="string" calcext:value-type="string">
            <text:p>squidgy</text:p>
          </table:table-cell>
          <table:table-cell table:number-columns-repeated="3"/>
          <table:table-cell office:value-type="string" calcext:value-type="string">
            <text:p>easily</text:p>
          </table:table-cell>
          <table:table-cell table:number-columns-repeated="5"/>
          <table:table-cell office:value-type="string" calcext:value-type="string">
            <text:p>creamy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ard to brittle</text:p>
          </table:table-cell>
          <table:table-cell/>
          <table:table-cell office:value-type="string" calcext:value-type="string">
            <text:p>medium to high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pleasant</text:p>
          </table:table-cell>
          <table:table-cell table:number-columns-repeated="3"/>
          <table:table-cell office:value-type="string" calcext:value-type="string">
            <text:p>small bubbles</text:p>
          </table:table-cell>
          <table:table-cell table:number-columns-repeated="5"/>
          <table:table-cell office:value-type="string" calcext:value-type="string">
            <text:p>increases volume</text:p>
          </table:table-cell>
          <table:table-cell table:number-columns-repeated="3"/>
          <table:table-cell office:value-type="string" calcext:value-type="string">
            <text:p>white to graywhi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oses integrity (soaks water)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slightly greasy</text:p>
          </table:table-cell>
          <table:table-cell table:number-columns-repeated="3"/>
          <table:table-cell office:value-type="string" calcext:value-type="string">
            <text:p>volatile</text:p>
          </table:table-cell>
          <table:table-cell table:number-columns-repeated="9"/>
          <table:table-cell office:value-type="string" calcext:value-type="string">
            <text:p>yellow to yellowbrow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ble shape</text:p>
          </table:table-cell>
          <table:table-cell table:number-columns-repeated="3"/>
          <table:table-cell office:value-type="string" calcext:value-type="string">
            <text:p>mixed (dry + fat)</text:p>
          </table:table-cell>
          <table:table-cell table:number-columns-repeated="4"/>
          <table:table-cell office:value-type="string" calcext:value-type="string">
            <text:p>consistent</text:p>
          </table:table-cell>
          <table:table-cell table:number-columns-repeated="9"/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unwillingly reduced</text:p>
          </table:table-cell>
          <table:table-cell table:number-columns-repeated="9"/>
          <table:table-cell office:value-type="string" calcext:value-type="string">
            <text:p>white to yellow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edium sized bubbles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rather consistent</text:p>
          </table:table-cell>
          <table:table-cell table:number-columns-repeated="12"/>
        </table:table-row>
        <table:table-row table:style-name="ro1" table:number-rows-repeated="14">
          <table:table-cell table:number-columns-repeated="25"/>
        </table:table-row>
        <table:table-row table:style-name="ro1">
          <table:table-cell/>
          <table:table-cell table:style-name="ce66"/>
          <table:table-cell/>
          <table:table-cell table:style-name="ce66"/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/>
          <table:table-cell/>
          <table:table-cell table:style-name="ce66"/>
          <table:table-cell/>
          <table:table-cell table:style-name="ce66"/>
          <table:table-cell/>
          <table:table-cell table:style-name="ce66" table:number-columns-repeated="5"/>
          <table:table-cell/>
          <table:table-cell table:style-name="ce66"/>
          <table:table-cell/>
          <table:table-cell table:style-name="ce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0"/>
      <number:text>%</number:text>
    </number:number-style>
    <number:number-style style:name="N124">
      <number:number number:decimal-places="0" number:min-decimal-places="0" number:min-integer-digits="0"/>
      <number:text>g</number:text>
    </number:number-style>
    <number:number-style style:name="N125">
      <number:number number:decimal-places="1" number:min-decimal-places="1" number:min-integer-digits="0"/>
    </number:number-style>
    <number:number-style style:name="N126">
      <number:number number:decimal-places="1" number:min-decimal-places="1" number:min-integer-digits="0"/>
      <number:text>g</number:text>
    </number:number-style>
    <number:number-style style:name="N127">
      <number:number number:decimal-places="1" number:min-decimal-places="1" number:min-integer-digits="1"/>
      <number:text>g</number:text>
    </number:number-style>
    <number:number-style style:name="N128">
      <number:number number:decimal-places="1" number:min-decimal-places="1" number:min-integer-digits="1"/>
      <number:text>%</number:text>
    </number:number-style>
    <number:number-style style:name="N129">
      <number:text>xxx </number:text>
      <number:number number:decimal-places="0" number:min-decimal-places="0" number:min-integer-digits="0"/>
      <number:text> sss</number:text>
    </number:number-style>
    <number:text-style style:name="N130">
      <number:text>xxx</number:text>
      <number:text-content/>
      <number:text>sss</number:text>
    </number:text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1" number:min-decimal-places="1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03:02:42.356694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1T17:47:15.493958526</meta:creation-date>
    <dc:date>2021-01-02T03:09:55.195578659</dc:date>
    <meta:editing-duration>PT8H15M41S</meta:editing-duration>
    <meta:editing-cycles>277</meta:editing-cycles>
    <meta:generator>LibreOffice/7.0.3.1$Linux_X86_64 LibreOffice_project/00$Build-1</meta:generator>
    <meta:document-statistic meta:table-count="4" meta:cell-count="556" meta:object-count="0"/>
  </office:meta>
</office:document-meta>
</file>